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ro3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17" table:default-cell-style-name="ce1"/>
        <table:table-column table:style-name="co1" table:default-cell-style-name="ce2"/>
        <table:table-row table:style-name="ro1">
          <table:table-cell table:style-name="Default" office:value-type="string">
            <text:p>Competition: Major Indoor Soccer League (2001-2008)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1">
          <table:table-cell table:style-name="Default" office:value-type="string">
            <text:p>Season: 2001-2002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Baltimore Blast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cabraden001">Denison Cabral</text:a></text:p>
          </table:table-cell>
          <table:table-cell office:value-type="string">
            <text:p>F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4">
            <text:p>24</text:p>
          </table:table-cell>
          <table:table-cell office:value-type="float" office:value="319">
            <text:p>319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elengiu001">Giuliano Celenza</text:a></text:p>
          </table:table-cell>
          <table:table-cell office:value-type="string">
            <text:p>F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owersea001">Sean Bowers</text:a></text:p>
          </table:table-cell>
          <table:table-cell office:value-type="string">
            <text:p>D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4.2">
            <text:p>14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righpau001">Paul Wright</text:a></text:p>
          </table:table-cell>
          <table:table-cell office:value-type="string">
            <text:p>F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.3">
            <text:p>26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alketar001">Tarik Walker</text:a></text:p>
          </table:table-cell>
          <table:table-cell office:value-type="string">
            <text:p>F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schalee001">Lee Tschantret</text:a></text:p>
          </table:table-cell>
          <table:table-cell office:value-type="string">
            <text:p>F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0.6">
            <text:p>20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ellydan001">Dan Kelly</text:a></text:p>
          </table:table-cell>
          <table:table-cell office:value-type="string">
            <text:p>M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johnslan001">Lance Johnson</text:a></text:p>
          </table:table-cell>
          <table:table-cell table:style-name="ce2"/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.6">
            <text:p>19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elsobil001">Billy Nelson</text:a></text:p>
          </table:table-cell>
          <table:table-cell office:value-type="string">
            <text:p>D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18.4">
            <text:p>18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ntodan001">Dan Santoro</text:a></text:p>
          </table:table-cell>
          <table:table-cell table:style-name="ce2"/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13.3">
            <text:p>1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raseiai001">Iain Fraser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26.7">
            <text:p>2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utiehen001">Henry Gutierrez</text:a>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.2">
            <text:p>18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ietejas001">Jason Dieter</text:a></text:p>
          </table:table-cell>
          <table:table-cell table:style-name="ce2"/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23.5">
            <text:p>23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rcader001">Derrick Marcano</text:a></text:p>
          </table:table-cell>
          <table:table-cell table:style-name="ce2"/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remejj001">J.J. Kremer</text:a></text:p>
          </table:table-cell>
          <table:table-cell table:style-name="ce2"/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rbedan001">Danny Barber</text:a>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7.4">
            <text:p>7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eeledou001">Doug Neeley</text:a></text:p>
          </table:table-cell>
          <table:table-cell office:value-type="string">
            <text:p>D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1.8">
            <text:p>11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elicles001">Lester Felician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6.3">
            <text:p>6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cheecra001">Craig Scheer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5.6">
            <text:p>5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derdew001">Dewan Bader</text:a></text:p>
          </table:table-cell>
          <table:table-cell table:style-name="ce2"/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2.6">
            <text:p>2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umbkar001">Karim Moumban</text:a></text:p>
          </table:table-cell>
          <table:table-cell office:value-type="string">
            <text:p>GK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ilemsco001">Scott Hileman</text:a></text:p>
          </table:table-cell>
          <table:table-cell table:style-name="ce2"/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immoron001">Ronald Simmons</text:a></text:p>
          </table:table-cell>
          <table:table-cell table:style-name="ce2"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ughric001">Rich Daughtridge</text:a>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ymoweri001">Eric Hymowitz</text:a></text:p>
          </table:table-cell>
          <table:table-cell table:style-name="ce2"/>
          <table:table-cell office:value-type="float" office:value="5">
            <text:p>5</text:p>
          </table:table-cell>
          <table:table-cell table:number-columns-repeated="13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Cleveland Crunch</text:p>
          </table:table-cell>
          <table:table-cell table:style-name="Default" table:number-columns-repeated="17"/>
        </table:table-row>
        <table:table-row table:style-name="ro1" table:number-rows-repeated="2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marinhec001">Hector Marinaro</text:a></text:p>
          </table:table-cell>
          <table:table-cell office:value-type="string">
            <text:p>F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3">
            <text:p>73</text:p>
          </table:table-cell>
          <table:table-cell office:value-type="float" office:value="296">
            <text:p>296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.3">
            <text:p>20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lljoh001">John Ball</text:a></text:p>
          </table:table-cell>
          <table:table-cell office:value-type="string">
            <text:p>M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.9">
            <text:p>31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livigiu001">Giuliano Oliviero</text:a></text:p>
          </table:table-cell>
          <table:table-cell office:value-type="string">
            <text:p>M,F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utchste001">Steve Butcher</text:a></text:p>
          </table:table-cell>
          <table:table-cell office:value-type="string">
            <text:p>F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.1">
            <text:p>24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edgebil001">Bill Sedgewick</text:a></text:p>
          </table:table-cell>
          <table:table-cell office:value-type="string">
            <text:p>D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1.7">
            <text:p>21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edgerlee001">Lee Edgerton</text:a></text:p>
          </table:table-cell>
          <table:table-cell table:style-name="ce2"/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5.6">
            <text:p>35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jamescha001">Chad James</text:a></text:p>
          </table:table-cell>
          <table:table-cell table:style-name="ce2"/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.1">
            <text:p>19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asicgor001">Goran Vasic</text:a></text:p>
          </table:table-cell>
          <table:table-cell office:value-type="string">
            <text:p>F,M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.4">
            <text:p>16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uarecua001">Cuauhtemoc Suarez</text:a></text:p>
          </table:table-cell>
          <table:table-cell table:style-name="ce2"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evansjus001">Justin Evans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6.7">
            <text:p>2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ouchkil001">Kiley Couch</text:a></text:p>
          </table:table-cell>
          <table:table-cell office:value-type="string">
            <text:p>D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table:number-columns-repeated="4" office:value-type="float" office:value="0">
            <text:p>0</text:p>
          </table:table-cell>
          <table:table-cell office:value-type="float" office:value="11.9">
            <text:p>11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inkebri001">Brian Hinkey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1.8">
            <text:p>31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lavidav001">David Flavius</text:a></text:p>
          </table:table-cell>
          <table:table-cell table:style-name="ce2"/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izzonev001">Nevio Pizzolitto</text:a></text:p>
          </table:table-cell>
          <table:table-cell office:value-type="string">
            <text:p>D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.3">
            <text:p>6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edamar001">Marco Reda</text:a></text:p>
          </table:table-cell>
          <table:table-cell office:value-type="string">
            <text:p>D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table:number-columns-repeated="4" office:value-type="float" office:value="0">
            <text:p>0</text:p>
          </table:table-cell>
          <table:table-cell office:value-type="float" office:value="5.4">
            <text:p>5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chmeand001">Andy Schmetzer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egiecli001">Clint Regier</text:a></text:p>
          </table:table-cell>
          <table:table-cell table:style-name="ce2"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enchcra001">Craig Kench</text:a></text:p>
          </table:table-cell>
          <table:table-cell table:style-name="ce2"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utimat001">Matt Caution</text:a></text:p>
          </table:table-cell>
          <table:table-cell office:value-type="string">
            <text:p>D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float" office:value="11.8">
            <text:p>11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mpbsha001">Shayne Campbell</text:a></text:p>
          </table:table-cell>
          <table:table-cell table:style-name="ce2"/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.5">
            <text:p>10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eistjef001">Jeff Deist</text:a></text:p>
          </table:table-cell>
          <table:table-cell table:style-name="ce2"/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8.3">
            <text:p>8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rfott001">Otto Orf</text:a></text:p>
          </table:table-cell>
          <table:table-cell office:value-type="string">
            <text:p>GK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annejam001">James Tanner</text:a></text:p>
          </table:table-cell>
          <table:table-cell table:style-name="ce2"/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9.1">
            <text:p>9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urkemik001">Mike Burke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itchbyr001">Byron Mitchell</text:a></text:p>
          </table:table-cell>
          <table:table-cell table:style-name="ce2"/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izimar001">Marco Rizi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arkijim001">Jim Larkin</text:a></text:p>
          </table:table-cell>
          <table:table-cell office:value-type="string">
            <text:p>GK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iornden001">Denny Ciornei</text:a></text:p>
          </table:table-cell>
          <table:table-cell office:value-type="string">
            <text:p>GK</text:p>
          </table:table-cell>
          <table:table-cell office:value-type="float" office:value="3">
            <text:p>3</text:p>
          </table:table-cell>
          <table:table-cell table:number-columns-repeated="13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Harrisburg Heat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bascodav001">David Bascome</text:a></text:p>
          </table:table-cell>
          <table:table-cell office:value-type="string">
            <text:p>F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.2">
            <text:p>23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ornenic001">Nicola Corneli</text:a></text:p>
          </table:table-cell>
          <table:table-cell table:style-name="ce2"/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nowlmat001">Matt Knowles</text:a></text:p>
          </table:table-cell>
          <table:table-cell office:value-type="string">
            <text:p>D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egiswen001">Wendell Regis</text:a></text:p>
          </table:table-cell>
          <table:table-cell office:value-type="string">
            <text:p>D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14">
            <text:p>14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anzimat001">Matt Tanzini</text:a></text:p>
          </table:table-cell>
          <table:table-cell table:style-name="ce2"/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.9">
            <text:p>12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rmachr001">Chris Morman</text:a></text:p>
          </table:table-cell>
          <table:table-cell office:value-type="string">
            <text:p>F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.9">
            <text:p>15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velleri001">Eric Kvello</text:a></text:p>
          </table:table-cell>
          <table:table-cell office:value-type="string">
            <text:p>M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0.4">
            <text:p>20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ebbjas001">Jason Webb</text:a></text:p>
          </table:table-cell>
          <table:table-cell table:style-name="ce2"/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1.3">
            <text:p>21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ellerall001">Allen Eller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6.7">
            <text:p>2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urtajoe001">Joey Murtagh</text:a></text:p>
          </table:table-cell>
          <table:table-cell table:style-name="ce2"/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2.9">
            <text:p>22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ariczor001">Zoran Karic</text:a>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unnjas001">Jason Dunn</text:a></text:p>
          </table:table-cell>
          <table:table-cell table:style-name="ce2"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17.1">
            <text:p>17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ennimic001">Michael Henning</text:a></text:p>
          </table:table-cell>
          <table:table-cell table:style-name="ce2"/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4"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rcovin001">Vin Marcotrigiano</text:a></text:p>
          </table:table-cell>
          <table:table-cell table:style-name="ce2"/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enigmik001">Mike Feniger</text:a></text:p>
          </table:table-cell>
          <table:table-cell table:style-name="ce2"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rbedan001">Danny Barber</text:a>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.2">
            <text:p>13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iegojua001">Juan Diego</text:a></text:p>
          </table:table-cell>
          <table:table-cell table:style-name="ce2"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6.3">
            <text:p>26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elicles001">Lester Felician</text:a>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9.8">
            <text:p>9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iflogin001">Gino DiFlorio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ademes001">Meshach Wade</text:a></text:p>
          </table:table-cell>
          <table:table-cell table:style-name="ce2"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11.1">
            <text:p>11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otseiho001">Ihor Dotsenko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7.1">
            <text:p>7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eccapao001">Paolo Ceccarelli</text:a></text:p>
          </table:table-cell>
          <table:table-cell office:value-type="string">
            <text:p>GK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etradou001">Doug Petras</text:a></text:p>
          </table:table-cell>
          <table:table-cell office:value-type="string">
            <text:p>GK</text:p>
          </table:table-cell>
          <table:table-cell office:value-type="float" office:value="34">
            <text:p>34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rteian001">Ian Carter</text:a></text:p>
          </table:table-cell>
          <table:table-cell table:style-name="ce2"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Kansas City Comet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delevdin001">Dino Delevski</text:a></text:p>
          </table:table-cell>
          <table:table-cell office:value-type="string">
            <text:p>M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31">
            <text:p>31</text:p>
          </table:table-cell>
          <table:table-cell office:value-type="float" office:value="303">
            <text:p>303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8.4">
            <text:p>28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silnin001">Nino Da Silva</text:a></text:p>
          </table:table-cell>
          <table:table-cell office:value-type="string">
            <text:p>F,M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4.1">
            <text:p>24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adewes001">Wes Wade</text:a></text:p>
          </table:table-cell>
          <table:table-cell office:value-type="string">
            <text:p>F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8.3">
            <text:p>38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zotinale001">Alex Zotinca</text:a></text:p>
          </table:table-cell>
          <table:table-cell office:value-type="string">
            <text:p>D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.8">
            <text:p>18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ousenat001">Nate Houser</text:a></text:p>
          </table:table-cell>
          <table:table-cell office:value-type="string">
            <text:p>F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5.5">
            <text:p>25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unjagor001">Goran Hunjak</text:a></text:p>
          </table:table-cell>
          <table:table-cell office:value-type="string">
            <text:p>M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ndonvla001">Vlatko Andonovski</text:a></text:p>
          </table:table-cell>
          <table:table-cell office:value-type="string">
            <text:p>D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.8">
            <text:p>22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inkebri001">Brian Hinkey</text:a></text:p>
          </table:table-cell>
          <table:table-cell office:value-type="string">
            <text:p>D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7.9">
            <text:p>27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oettkev001">Kevin Koetters</text:a></text:p>
          </table:table-cell>
          <table:table-cell office:value-type="string">
            <text:p>M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.2">
            <text:p>17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eonehor001">Horacio Leone</text:a></text:p>
          </table:table-cell>
          <table:table-cell table:style-name="ce2"/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5.6">
            <text:p>25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yrusand001">Andy Cyrus</text:a></text:p>
          </table:table-cell>
          <table:table-cell table:style-name="ce2"/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zotindor001">Dorin Zotinca</text:a></text:p>
          </table:table-cell>
          <table:table-cell table:style-name="ce2"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8.9">
            <text:p>38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visjef001">Jeff Davis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.2">
            <text:p>12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ncyjak001">Jake Dancy</text:a></text:p>
          </table:table-cell>
          <table:table-cell office:value-type="string">
            <text:p>M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float" office:value="17.1">
            <text:p>17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ardijam001">Jamie Harding</text:a></text:p>
          </table:table-cell>
          <table:table-cell office:value-type="string">
            <text:p>G,D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zilimir001">Mirsad Dzilic</text:a></text:p>
          </table:table-cell>
          <table:table-cell office:value-type="string">
            <text:p>G,F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ottrjus001">Justin Cottrell</text:a></text:p>
          </table:table-cell>
          <table:table-cell table:style-name="ce2"/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15.4">
            <text:p>15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watdar001">Darren Sawatzky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9.5">
            <text:p>9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owesbri001">Brian Bowes</text:a></text:p>
          </table:table-cell>
          <table:table-cell office:value-type="string">
            <text:p>GK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micchr001">Chris Damico</text:a></text:p>
          </table:table-cell>
          <table:table-cell office:value-type="string">
            <text:p>GK</text:p>
          </table:table-cell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lackbj001">B.J. Blackwell</text:a></text:p>
          </table:table-cell>
          <table:table-cell table:style-name="ce2"/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Milwaukee Wave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reinijoe001">Joe Reiniger</text:a></text:p>
          </table:table-cell>
          <table:table-cell office:value-type="string">
            <text:p>F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2.5">
            <text:p>22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oftibri001">Brian Loftin</text:a></text:p>
          </table:table-cell>
          <table:table-cell office:value-type="string">
            <text:p>F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7.7">
            <text:p>27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ingmic001">Michael King</text:a></text:p>
          </table:table-cell>
          <table:table-cell office:value-type="string">
            <text:p>M,D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.1">
            <text:p>26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owesgre001">Greg Howes</text:a></text:p>
          </table:table-cell>
          <table:table-cell office:value-type="string">
            <text:p>F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.3">
            <text:p>20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usostod001">Todd Dusosky</text:a></text:p>
          </table:table-cell>
          <table:table-cell office:value-type="string">
            <text:p>F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.2">
            <text:p>25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ibiysip001">Sipho Sibiya</text:a></text:p>
          </table:table-cell>
          <table:table-cell office:value-type="string">
            <text:p>F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ugasmar001">Martin Dugas</text:a></text:p>
          </table:table-cell>
          <table:table-cell table:style-name="ce2"/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.2">
            <text:p>20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usostro001">Troy Dusosky</text:a></text:p>
          </table:table-cell>
          <table:table-cell office:value-type="string">
            <text:p>G,D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1">
            <text:p>21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.4">
            <text:p>13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ontamar001">Marcelo Fontana</text:a></text:p>
          </table:table-cell>
          <table:table-cell office:value-type="string">
            <text:p>M,F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.4">
            <text:p>21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smanale001">Alen Osmanovic</text:a></text:p>
          </table:table-cell>
          <table:table-cell office:value-type="string">
            <text:p>F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.7">
            <text:p>19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hitepat001">Pat White</text:a></text:p>
          </table:table-cell>
          <table:table-cell office:value-type="string">
            <text:p>D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.4">
            <text:p>24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orrejoh001">Johnny Torres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4.6">
            <text:p>34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lebisin001">Sinisa Alebic</text:a></text:p>
          </table:table-cell>
          <table:table-cell table:style-name="ce2"/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.8">
            <text:p>9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rbogle001">Glen Carbonara</text:a></text:p>
          </table:table-cell>
          <table:table-cell office:value-type="string">
            <text:p>D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.5">
            <text:p>17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irscmat001">Matt Tirschman</text:a></text:p>
          </table:table-cell>
          <table:table-cell table:style-name="ce2"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ckahlov001">Lovelace Ackah</text:a></text:p>
          </table:table-cell>
          <table:table-cell office:value-type="string">
            <text:p>D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3">
            <text:p>23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.6">
            <text:p>11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chmicar001">Carl Schmitt</text:a></text:p>
          </table:table-cell>
          <table:table-cell table:style-name="ce2"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chmimat001">Matt Schmidt</text:a></text:p>
          </table:table-cell>
          <table:table-cell office:value-type="string">
            <text:p>D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11.1">
            <text:p>11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reendan001">Dan Green</text:a></text:p>
          </table:table-cell>
          <table:table-cell office:value-type="string">
            <text:p>GK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oguevic001">Victor Nogueira</text:a></text:p>
          </table:table-cell>
          <table:table-cell office:value-type="string">
            <text:p>GK</text:p>
          </table:table-cell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ilpadew001">Dewayne Gilpatrick</text:a></text:p>
          </table:table-cell>
          <table:table-cell table:style-name="ce2"/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Default"/>
        </table:table-row>
        <table:table-row table:style-name="ro1" table:number-rows-repeated="3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Philadelphia KiXX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handschr001">Chris Handsor</text:a></text:p>
          </table:table-cell>
          <table:table-cell office:value-type="string">
            <text:p>F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.8">
            <text:p>20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hankjoe001">Joel Shanker</text:a></text:p>
          </table:table-cell>
          <table:table-cell office:value-type="string">
            <text:p>F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2.1">
            <text:p>22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loankev001">Kevin Sloan</text:a></text:p>
          </table:table-cell>
          <table:table-cell office:value-type="string">
            <text:p>M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7.2">
            <text:p>27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epalgar001">Gary Depalma</text:a></text:p>
          </table:table-cell>
          <table:table-cell office:value-type="string">
            <text:p>M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7.6">
            <text:p>27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rripat001">Pat Morris</text:a></text:p>
          </table:table-cell>
          <table:table-cell office:value-type="string">
            <text:p>G,D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2.1">
            <text:p>22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mbrdon001">Don D'ambra</text:a></text:p>
          </table:table-cell>
          <table:table-cell table:style-name="ce2"/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.1">
            <text:p>19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cigljoe001">Joe Scigliano</text:a></text:p>
          </table:table-cell>
          <table:table-cell table:style-name="ce2"/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1.2">
            <text:p>41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rinchr001">Chris Marinos</text:a></text:p>
          </table:table-cell>
          <table:table-cell table:style-name="ce2"/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.6">
            <text:p>24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eschjim001">Jim Hesch</text:a></text:p>
          </table:table-cell>
          <table:table-cell table:style-name="ce2"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.7">
            <text:p>14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oneysha001">Shawn Boney</text:a></text:p>
          </table:table-cell>
          <table:table-cell office:value-type="string">
            <text:p>F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51">
            <text:p>5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.1">
            <text:p>13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asicgor001">Goran Vasic</text:a></text:p>
          </table:table-cell>
          <table:table-cell office:value-type="string">
            <text:p>F,M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4.9">
            <text:p>14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olasces001">Cesidio Colasante</text:a></text:p>
          </table:table-cell>
          <table:table-cell table:style-name="ce2"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amazomi001">Omid Namazi</text:a></text:p>
          </table:table-cell>
          <table:table-cell office:value-type="string">
            <text:p>D,M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.1">
            <text:p>8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rookmat001">Matt Brooks</text:a></text:p>
          </table:table-cell>
          <table:table-cell table:style-name="ce2"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0.8">
            <text:p>20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oppand001">Andrew Kopp</text:a></text:p>
          </table:table-cell>
          <table:table-cell office:value-type="string">
            <text:p>D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10.3">
            <text:p>10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unsfles001">Les Lunsford</text:a></text:p>
          </table:table-cell>
          <table:table-cell table:style-name="ce2"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18.8">
            <text:p>18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mpbsha001">Shayne Campbell</text:a></text:p>
          </table:table-cell>
          <table:table-cell table:style-name="ce2"/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rtoedg001">Edgar Bartolomeu</text:a></text:p>
          </table:table-cell>
          <table:table-cell office:value-type="string">
            <text:p>D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float" office:value="5.4">
            <text:p>5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ruckada001">Adam Bruckner</text:a></text:p>
          </table:table-cell>
          <table:table-cell table:style-name="ce2"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appapet001">Pete Pappas</text:a></text:p>
          </table:table-cell>
          <table:table-cell office:value-type="string">
            <text:p>GK</text:p>
          </table:table-cell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obsostu001">Stuart Dobson</text:a></text:p>
          </table:table-cell>
          <table:table-cell office:value-type="string">
            <text:p>GK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3">
          <table:table-cell table:style-name="Default" table:number-columns-repeated="18"/>
        </table:table-row>
        <table:table-row table:style-name="ro1">
          <table:table-cell table:style-name="Default" office:value-type="string">
            <text:p>Season: 2002-2003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Baltimore Blast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cabraden001">Denison Cabral</text:a></text:p>
          </table:table-cell>
          <table:table-cell office:value-type="string">
            <text:p>F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.2">
            <text:p>16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akefpj001">P.J. Wakefield</text:a></text:p>
          </table:table-cell>
          <table:table-cell office:value-type="string">
            <text:p>D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.5">
            <text:p>25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alketar001">Tarik Walker</text:a></text:p>
          </table:table-cell>
          <table:table-cell office:value-type="string">
            <text:p>F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.4">
            <text:p>20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elengiu001">Giuliano Celenza</text:a></text:p>
          </table:table-cell>
          <table:table-cell office:value-type="string">
            <text:p>F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6.6">
            <text:p>26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ellydan001">Dan Kelly</text:a></text:p>
          </table:table-cell>
          <table:table-cell office:value-type="string">
            <text:p>M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6.5">
            <text:p>26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schalee001">Lee Tschantret</text:a></text:p>
          </table:table-cell>
          <table:table-cell office:value-type="string">
            <text:p>F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.9">
            <text:p>16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owersea001">Sean Bowers</text:a></text:p>
          </table:table-cell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.7">
            <text:p>8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derdew001">Dewan Bader</text:a></text:p>
          </table:table-cell>
          <table:table-cell table:style-name="ce2"/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righpau001">Paul Wright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5.8">
            <text:p>25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cheecra001">Craig Scheer</text:a></text:p>
          </table:table-cell>
          <table:table-cell office:value-type="string">
            <text:p>D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.9">
            <text:p>15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iflogin001">Gino DiFlorio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johnslan001">Lance Johnson</text:a></text:p>
          </table:table-cell>
          <table:table-cell table:style-name="ce2"/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table:number-columns-repeated="4" office:value-type="float" office:value="0">
            <text:p>0</text:p>
          </table:table-cell>
          <table:table-cell office:value-type="float" office:value="18.8">
            <text:p>18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elsobil001">Billy Nelson</text:a></text:p>
          </table:table-cell>
          <table:table-cell office:value-type="string">
            <text:p>D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ietejas001">Jason Dieter</text:a></text:p>
          </table:table-cell>
          <table:table-cell table:style-name="ce2"/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ughric001">Rich Daughtridge</text:a>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ntodan001">Dan Santoro</text:a></text:p>
          </table:table-cell>
          <table:table-cell table:style-name="ce2"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36.4">
            <text:p>36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ellerall001">Allen Eller</text:a>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3.1">
            <text:p>23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ellsand001">Andy Wells</text:a></text:p>
          </table:table-cell>
          <table:table-cell table:style-name="ce2"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7.5">
            <text:p>37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wordkyl001">Kyle Swords</text:a></text:p>
          </table:table-cell>
          <table:table-cell table:style-name="ce2"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ilemsco001">Scott Hileman</text:a></text:p>
          </table:table-cell>
          <table:table-cell table:style-name="ce2"/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hillbre001">Brett Phillips</text:a></text:p>
          </table:table-cell>
          <table:table-cell office:value-type="string">
            <text:p>GK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rbedan001">Danny Barber</text:a>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umbkar001">Karim Moumban</text:a></text:p>
          </table:table-cell>
          <table:table-cell office:value-type="string">
            <text:p>GK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egiswen001">Wendell Regis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5" office:value-type="float" office:value="0">
            <text:p>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Cleveland Force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olivigiu001">Giuliano Oliviero</text:a></text:p>
          </table:table-cell>
          <table:table-cell office:value-type="string">
            <text:p>M,F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3.4">
            <text:p>23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edgerlee001">Lee Edgerton</text:a></text:p>
          </table:table-cell>
          <table:table-cell table:style-name="ce2"/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8.9">
            <text:p>28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lljoh001">John Ball</text:a></text:p>
          </table:table-cell>
          <table:table-cell office:value-type="string">
            <text:p>M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.2">
            <text:p>17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rinhec001">Hector Marinaro</text:a>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.5">
            <text:p>17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evansjus001">Justin Evans</text:a></text:p>
          </table:table-cell>
          <table:table-cell office:value-type="string">
            <text:p>M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.5">
            <text:p>23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ouchkil001">Kiley Couch</text:a></text:p>
          </table:table-cell>
          <table:table-cell office:value-type="string">
            <text:p>D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5.6">
            <text:p>25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utchste001">Steve Butcher</text:a></text:p>
          </table:table-cell>
          <table:table-cell office:value-type="string">
            <text:p>F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.9">
            <text:p>16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izzonev001">Nevio Pizzolitto</text:a></text:p>
          </table:table-cell>
          <table:table-cell office:value-type="string">
            <text:p>D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61">
            <text:p>61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.1">
            <text:p>10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herant001">Anthony Maher</text:a></text:p>
          </table:table-cell>
          <table:table-cell office:value-type="string">
            <text:p>F,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.8">
            <text:p>14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ewsodj001">D.J. Newsom</text:a></text:p>
          </table:table-cell>
          <table:table-cell office:value-type="string">
            <text:p>D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toddmyl001">Myles Stoddard</text:a></text:p>
          </table:table-cell>
          <table:table-cell office:value-type="string">
            <text:p>F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.3">
            <text:p>26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velleri001">Eric Kvello</text:a>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.5">
            <text:p>23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enchcra001">Craig Kench</text:a></text:p>
          </table:table-cell>
          <table:table-cell table:style-name="ce2"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7.3">
            <text:p>27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loutbra001">Braeden Cloutier</text:a>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0.5">
            <text:p>10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ttajoe001">Joe Mattacchione</text:a></text:p>
          </table:table-cell>
          <table:table-cell table:style-name="ce2"/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6.7">
            <text:p>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cottzac001">Zach Scott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ariczor001">Zoran Karic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7">
            <text:p>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ilavber001">Bernie Lilavois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rfott001">Otto Orf</text:a></text:p>
          </table:table-cell>
          <table:table-cell office:value-type="string">
            <text:p>GK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rtocas001">Casey Barton</text:a>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edgebil001">Bill Sedgewick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arkijim001">Jim Larkin</text:a></text:p>
          </table:table-cell>
          <table:table-cell office:value-type="string">
            <text:p>GK</text:p>
          </table:table-cell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iornden001">Denny Ciornei</text:a></text:p>
          </table:table-cell>
          <table:table-cell office:value-type="string">
            <text:p>GK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regoand001">Andrew Gregor</text:a>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chulmar002">Mark Schulte</text:a></text:p>
          </table:table-cell>
          <table:table-cell table:style-name="ce2"/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Dallas Sidekick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doyledav001">David Doyle</text:a></text:p>
          </table:table-cell>
          <table:table-cell office:value-type="string">
            <text:p>M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.2">
            <text:p>14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uttoant001">Antonio Sutton</text:a></text:p>
          </table:table-cell>
          <table:table-cell office:value-type="string">
            <text:p>D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.1">
            <text:p>36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tavrnic001">Nick Stavrou</text:a></text:p>
          </table:table-cell>
          <table:table-cell office:value-type="string">
            <text:p>M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.8">
            <text:p>19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atu001">Tatu</text:a></text:p>
          </table:table-cell>
          <table:table-cell office:value-type="string">
            <text:p>F,D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.5">
            <text:p>14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hamupat001">Patrick Shamu</text:a></text:p>
          </table:table-cell>
          <table:table-cell office:value-type="string">
            <text:p>M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.5">
            <text:p>22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edrogia001">Giampaulo Pedroso</text:a></text:p>
          </table:table-cell>
          <table:table-cell table:style-name="ce2"/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9.7">
            <text:p>19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lanabra001">Brad Flanagan</text:a></text:p>
          </table:table-cell>
          <table:table-cell table:style-name="ce2"/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.6">
            <text:p>15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aldiarm001">Armando Valdivia</text:a></text:p>
          </table:table-cell>
          <table:table-cell office:value-type="string">
            <text:p>M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ilofra001">Frank Filo</text:a></text:p>
          </table:table-cell>
          <table:table-cell table:style-name="ce2"/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5.7">
            <text:p>35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ttsjef001">Jeff Betts</text:a></text:p>
          </table:table-cell>
          <table:table-cell table:style-name="ce2"/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0.8">
            <text:p>10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ernileo001">Leonel Pernia</text:a></text:p>
          </table:table-cell>
          <table:table-cell office:value-type="string">
            <text:p>M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6.8">
            <text:p>6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ubelar001">Larry Dube</text:a></text:p>
          </table:table-cell>
          <table:table-cell table:style-name="ce2"/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deeri001">Eric Dade</text:a></text:p>
          </table:table-cell>
          <table:table-cell office:value-type="string">
            <text:p>D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float" office:value="6.5">
            <text:p>6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lvarjos001">Jose Alvarado</text:a></text:p>
          </table:table-cell>
          <table:table-cell table:style-name="ce2"/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vitbra001">Brandon Cavitt</text:a></text:p>
          </table:table-cell>
          <table:table-cell table:style-name="ce2"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rbedan001">Danny Barber</text:a>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stojua001">Juan Sastoque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josepmil001">Miles Joseph</text:a>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younggar001">Gary Young</text:a></text:p>
          </table:table-cell>
          <table:table-cell table:style-name="ce2"/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silant001">Antonio Da Silva</text:a></text:p>
          </table:table-cell>
          <table:table-cell table:style-name="ce2"/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urtimic001">Michael Curtis</text:a></text:p>
          </table:table-cell>
          <table:table-cell table:style-name="ce2"/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gu001">Sagu</text:a></text:p>
          </table:table-cell>
          <table:table-cell office:value-type="string">
            <text:p>GK</text:p>
          </table:table-cell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aldrben001">Ben Waldrum</text:a></text:p>
          </table:table-cell>
          <table:table-cell table:style-name="ce2"/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lamajes001">Jesse Llamas</text:a></text:p>
          </table:table-cell>
          <table:table-cell office:value-type="string">
            <text:p>GK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style-name="Default"/>
        </table:table-row>
        <table:table-row table:style-name="ro1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Harrisburg Heat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bascodav001">David Bascome</text:a></text:p>
          </table:table-cell>
          <table:table-cell office:value-type="string">
            <text:p>F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eonehor001">Horacio Leone</text:a></text:p>
          </table:table-cell>
          <table:table-cell table:style-name="ce2"/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.3">
            <text:p>2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rtigen001">Genoni Martinez</text:a></text:p>
          </table:table-cell>
          <table:table-cell office:value-type="string">
            <text:p>D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.1">
            <text:p>12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oriamar001">Marco Coria</text:a></text:p>
          </table:table-cell>
          <table:table-cell office:value-type="string">
            <text:p>G,D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.4">
            <text:p>19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rmachr001">Chris Morman</text:a></text:p>
          </table:table-cell>
          <table:table-cell office:value-type="string">
            <text:p>F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.5">
            <text:p>16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anzimat001">Matt Tanzini</text:a></text:p>
          </table:table-cell>
          <table:table-cell table:style-name="ce2"/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opezmar001">Marco Lopez</text:a></text:p>
          </table:table-cell>
          <table:table-cell office:value-type="string">
            <text:p>F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5.1">
            <text:p>15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oberze001">Ze Roberto</text:a></text:p>
          </table:table-cell>
          <table:table-cell office:value-type="string">
            <text:p>D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.6">
            <text:p>19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ennimic001">Michael Henning</text:a></text:p>
          </table:table-cell>
          <table:table-cell table:style-name="ce2"/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6.5">
            <text:p>26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oblehor001">Horacio Robledo</text:a></text:p>
          </table:table-cell>
          <table:table-cell table:style-name="ce2"/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.2">
            <text:p>18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rbodav001">David Barbosa</text:a></text:p>
          </table:table-cell>
          <table:table-cell table:style-name="ce2"/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ignjnik001">Nikola Vignjevic</text:a></text:p>
          </table:table-cell>
          <table:table-cell table:style-name="ce2"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.2">
            <text:p>17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ereiren001">Renato Pereira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ernamar001">Martin Hernandez</text:a></text:p>
          </table:table-cell>
          <table:table-cell table:style-name="ce2"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urkkev001">Kevin Burk</text:a></text:p>
          </table:table-cell>
          <table:table-cell office:value-type="string">
            <text:p>M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ilbenei001">Neil Gilbert</text:a>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float" office:value="8.3">
            <text:p>8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iflogin001">Gino DiFlorio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lasrau001">Raul Salas</text:a></text:p>
          </table:table-cell>
          <table:table-cell office:value-type="string">
            <text:p>GK</text:p>
          </table:table-cell>
          <table:table-cell office:value-type="float" office:value="12">
            <text:p>12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etradou001">Doug Petras</text:a></text:p>
          </table:table-cell>
          <table:table-cell office:value-type="string">
            <text:p>GK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edinosw001">Oswaldo Medina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tkinjak001">Jake Atkins</text:a></text:p>
          </table:table-cell>
          <table:table-cell table:style-name="ce2"/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micchr001">Chris Damico</text:a></text:p>
          </table:table-cell>
          <table:table-cell office:value-type="string">
            <text:p>GK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odrifra001">Francisco Rodriguez</text:a></text:p>
          </table:table-cell>
          <table:table-cell table:style-name="ce2"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Kansas City Comet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delevdin001">Dino Delevski</text:a></text:p>
          </table:table-cell>
          <table:table-cell office:value-type="string">
            <text:p>M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3.1">
            <text:p>23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silnin001">Nino Da Silva</text:a></text:p>
          </table:table-cell>
          <table:table-cell office:value-type="string">
            <text:p>F,M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62">
            <text:p>6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6.2">
            <text:p>26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ousenat001">Nate Houser</text:a></text:p>
          </table:table-cell>
          <table:table-cell office:value-type="string">
            <text:p>F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.4">
            <text:p>31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ornenic001">Nicola Corneli</text:a></text:p>
          </table:table-cell>
          <table:table-cell table:style-name="ce2"/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.3">
            <text:p>25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zotinale001">Alex Zotinca</text:a></text:p>
          </table:table-cell>
          <table:table-cell office:value-type="string">
            <text:p>D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.3">
            <text:p>11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unjagor001">Goran Hunjak</text:a></text:p>
          </table:table-cell>
          <table:table-cell office:value-type="string">
            <text:p>M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9.5">
            <text:p>29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jerimio001">Miodrag Djerisilo</text:a></text:p>
          </table:table-cell>
          <table:table-cell office:value-type="string">
            <text:p>C,M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.4">
            <text:p>23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jamescha001">Chad James</text:a></text:p>
          </table:table-cell>
          <table:table-cell table:style-name="ce2"/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adewes001">Wes Wade</text:a></text:p>
          </table:table-cell>
          <table:table-cell office:value-type="string">
            <text:p>F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.6">
            <text:p>19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visjef001">Jeff Davis</text:a></text:p>
          </table:table-cell>
          <table:table-cell office:value-type="string">
            <text:p>D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edgebil001">Bill Sedgewick</text:a></text:p>
          </table:table-cell>
          <table:table-cell office:value-type="string">
            <text:p>D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.4">
            <text:p>18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ndonvla001">Vlatko Andonovski</text:a>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7.3">
            <text:p>27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ncyjak001">Jake Dancy</text:a></text:p>
          </table:table-cell>
          <table:table-cell office:value-type="string">
            <text:p>M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 office:value-type="float" office:value="14.7">
            <text:p>14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oellbri001">Brian Soell</text:a></text:p>
          </table:table-cell>
          <table:table-cell office:value-type="string">
            <text:p>F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11.5">
            <text:p>11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ignjnik001">Nikola Vignjevic</text:a></text:p>
          </table:table-cell>
          <table:table-cell table:style-name="ce2"/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.1">
            <text:p>8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rtocas001">Casey Barton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bembfra001">Franck M'bemba</text:a></text:p>
          </table:table-cell>
          <table:table-cell table:style-name="ce2"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6"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usteeri001">Erik Kuster</text:a></text:p>
          </table:table-cell>
          <table:table-cell table:style-name="ce2"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8.6">
            <text:p>28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veryton001">Tony Avery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ottrjus001">Justin Cottrell</text:a></text:p>
          </table:table-cell>
          <table:table-cell table:style-name="ce2"/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eccapao001">Paolo Ceccarelli</text:a></text:p>
          </table:table-cell>
          <table:table-cell office:value-type="string">
            <text:p>GK</text:p>
          </table:table-cell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owesbri001">Brian Bowes</text:a></text:p>
          </table:table-cell>
          <table:table-cell office:value-type="string">
            <text:p>GK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Milwaukee Wave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howesgre001">Greg Howes</text:a></text:p>
          </table:table-cell>
          <table:table-cell office:value-type="string">
            <text:p>F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2.4">
            <text:p>22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einijoe001">Joe Reiniger</text:a></text:p>
          </table:table-cell>
          <table:table-cell office:value-type="string">
            <text:p>F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7.7">
            <text:p>17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usostod001">Todd Dusosky</text:a></text:p>
          </table:table-cell>
          <table:table-cell office:value-type="string">
            <text:p>F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oftibri001">Brian Loftin</text:a></text:p>
          </table:table-cell>
          <table:table-cell office:value-type="string">
            <text:p>F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1.1">
            <text:p>21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ontamar001">Marcelo Fontana</text:a></text:p>
          </table:table-cell>
          <table:table-cell office:value-type="string">
            <text:p>M,F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.9">
            <text:p>18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orrejoh001">Johnny Torres</text:a></text:p>
          </table:table-cell>
          <table:table-cell office:value-type="string">
            <text:p>F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1.3">
            <text:p>21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ingmic001">Michael King</text:a></text:p>
          </table:table-cell>
          <table:table-cell office:value-type="string">
            <text:p>M,D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.7">
            <text:p>17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hitepat001">Pat White</text:a></text:p>
          </table:table-cell>
          <table:table-cell office:value-type="string">
            <text:p>D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usostro001">Troy Dusosky</text:a></text:p>
          </table:table-cell>
          <table:table-cell office:value-type="string">
            <text:p>G,D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.1">
            <text:p>13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chmimat001">Matt Schmidt</text:a></text:p>
          </table:table-cell>
          <table:table-cell office:value-type="string">
            <text:p>D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28.9">
            <text:p>28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ibiysip001">Sipho Sibiya</text:a></text:p>
          </table:table-cell>
          <table:table-cell office:value-type="string">
            <text:p>F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brielei001">Leighton O'Brien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etisea001">Sean Reti</text:a></text:p>
          </table:table-cell>
          <table:table-cell table:style-name="ce2"/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.8">
            <text:p>15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ckahlov001">Lovelace Ackah</text:a></text:p>
          </table:table-cell>
          <table:table-cell office:value-type="string">
            <text:p>D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9.1">
            <text:p>9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ugasmar001">Martin Dugas</text:a></text:p>
          </table:table-cell>
          <table:table-cell table:style-name="ce2"/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float" office:value="12.8">
            <text:p>12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lebisin001">Sinisa Alebic</text:a></text:p>
          </table:table-cell>
          <table:table-cell table:style-name="ce2"/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5.9">
            <text:p>5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chmicar001">Carl Schmitt</text:a></text:p>
          </table:table-cell>
          <table:table-cell table:style-name="ce2"/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8.3">
            <text:p>8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ldrijer001">Jeremy Aldrich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eepip001">Piper Lee</text:a></text:p>
          </table:table-cell>
          <table:table-cell table:style-name="ce2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oguevic001">Victor Nogueira</text:a></text:p>
          </table:table-cell>
          <table:table-cell office:value-type="string">
            <text:p>GK</text:p>
          </table:table-cell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reendan001">Dan Green</text:a></text:p>
          </table:table-cell>
          <table:table-cell office:value-type="string">
            <text:p>GK</text:p>
          </table:table-cell>
          <table:table-cell office:value-type="float" office:value="9">
            <text:p>9</text:p>
          </table:table-cell>
          <table:table-cell table:number-columns-repeated="13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Philadelphia KiXX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sloankev001">Kevin Sloan</text:a></text:p>
          </table:table-cell>
          <table:table-cell office:value-type="string">
            <text:p>M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.3">
            <text:p>21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mbrdon001">Don D'ambra</text:a></text:p>
          </table:table-cell>
          <table:table-cell table:style-name="ce2"/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5.5">
            <text:p>25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hankjoe001">Joel Shanker</text:a></text:p>
          </table:table-cell>
          <table:table-cell office:value-type="string">
            <text:p>F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8.4">
            <text:p>28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andschr001">Chris Handsor</text:a></text:p>
          </table:table-cell>
          <table:table-cell office:value-type="string">
            <text:p>F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.9">
            <text:p>23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asicgor001">Goran Vasic</text:a></text:p>
          </table:table-cell>
          <table:table-cell office:value-type="string">
            <text:p>F,M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5.9">
            <text:p>15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rripat001">Pat Morris</text:a></text:p>
          </table:table-cell>
          <table:table-cell office:value-type="string">
            <text:p>G,D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epalgar001">Gary Depalma</text:a></text:p>
          </table:table-cell>
          <table:table-cell office:value-type="string">
            <text:p>M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.9">
            <text:p>16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oneysha001">Shawn Boney</text:a></text:p>
          </table:table-cell>
          <table:table-cell office:value-type="string">
            <text:p>F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.6">
            <text:p>11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cigljoe001">Joe Scigliano</text:a></text:p>
          </table:table-cell>
          <table:table-cell table:style-name="ce2"/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unsfles001">Les Lunsford</text:a></text:p>
          </table:table-cell>
          <table:table-cell table:style-name="ce2"/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rbogle001">Glen Carbonara</text:a></text:p>
          </table:table-cell>
          <table:table-cell office:value-type="string">
            <text:p>D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1.7">
            <text:p>21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rtoedg001">Edgar Bartolomeu</text:a></text:p>
          </table:table-cell>
          <table:table-cell office:value-type="string">
            <text:p>D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 office:value-type="float" office:value="10.3">
            <text:p>10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olasces001">Cesidio Colasante</text:a></text:p>
          </table:table-cell>
          <table:table-cell table:style-name="ce2"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.9">
            <text:p>8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oppand001">Andrew Kopp</text:a></text:p>
          </table:table-cell>
          <table:table-cell office:value-type="string">
            <text:p>D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.8">
            <text:p>15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cpeaton001">Tony McPeak</text:a></text:p>
          </table:table-cell>
          <table:table-cell table:style-name="ce2"/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15.4">
            <text:p>15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rookmat001">Matt Brooks</text:a></text:p>
          </table:table-cell>
          <table:table-cell table:style-name="ce2"/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1.1">
            <text:p>11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amazomi001">Omid Namazi</text:a></text:p>
          </table:table-cell>
          <table:table-cell office:value-type="string">
            <text:p>D,M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obsostu001">Stuart Dobson</text:a></text:p>
          </table:table-cell>
          <table:table-cell office:value-type="string">
            <text:p>GK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appapet001">Pete Pappas</text:a></text:p>
          </table:table-cell>
          <table:table-cell office:value-type="string">
            <text:p>GK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ruckada001">Adam Bruckner</text:a></text:p>
          </table:table-cell>
          <table:table-cell table:style-name="ce2"/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3">
          <table:table-cell table:style-name="Default" office:value-type="string">
            <text:p>Team: San Diego Socker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fariacar001">Carlos Farias</text:a></text:p>
          </table:table-cell>
          <table:table-cell office:value-type="string">
            <text:p>M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.5">
            <text:p>15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ollemar001">Mariano Bollella</text:a></text:p>
          </table:table-cell>
          <table:table-cell office:value-type="string">
            <text:p>M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.6">
            <text:p>17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ristrob001">Robbie Aristodemo</text:a></text:p>
          </table:table-cell>
          <table:table-cell office:value-type="string">
            <text:p>M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.8">
            <text:p>14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usiaar001">Aaron Susi</text:a></text:p>
          </table:table-cell>
          <table:table-cell office:value-type="string">
            <text:p>G,F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.5">
            <text:p>25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rdeale001">Alejandro Cardenas</text:a></text:p>
          </table:table-cell>
          <table:table-cell office:value-type="string">
            <text:p>D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3.3">
            <text:p>1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tewamat001">Matthew Stewart</text:a></text:p>
          </table:table-cell>
          <table:table-cell office:value-type="string">
            <text:p>F,M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.4">
            <text:p>22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righpau001">Paul Wright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.6">
            <text:p>19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aracant001">Antonio Farace</text:a></text:p>
          </table:table-cell>
          <table:table-cell table:style-name="ce2"/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.5">
            <text:p>20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johnsmat001">Matt Johnson</text:a></text:p>
          </table:table-cell>
          <table:table-cell office:value-type="string">
            <text:p>F,G,D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yersha001">Shawn Beyer</text:a></text:p>
          </table:table-cell>
          <table:table-cell table:style-name="ce2"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0.7">
            <text:p>20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embrchr001">Christobel Fembres</text:a></text:p>
          </table:table-cell>
          <table:table-cell table:style-name="ce2"/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5.6">
            <text:p>15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ughymar001">Mark Ughy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.7">
            <text:p>22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kudkev001">Kevin Sakuda</text:a></text:p>
          </table:table-cell>
          <table:table-cell office:value-type="string">
            <text:p>D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float" office:value="16.1">
            <text:p>16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ernigas001">Gaston Pernia</text:a></text:p>
          </table:table-cell>
          <table:table-cell office:value-type="string">
            <text:p>D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.3">
            <text:p>6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angjam001">James Wang</text:a></text:p>
          </table:table-cell>
          <table:table-cell table:style-name="ce2"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9.5">
            <text:p>9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hillsha001">Shandley Phillips</text:a></text:p>
          </table:table-cell>
          <table:table-cell table:style-name="ce2"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7.5">
            <text:p>37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ethenat001">Nate Hetherington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9.1">
            <text:p>9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avaleo001">Leo Nava</text:a></text:p>
          </table:table-cell>
          <table:table-cell table:style-name="ce2"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8.3">
            <text:p>8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cottzac001">Zach Scott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elazton001">Tony Velazquez</text:a></text:p>
          </table:table-cell>
          <table:table-cell table:style-name="ce2"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.6">
            <text:p>3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ugengchi001">Chinedu Ugengwu</text:a></text:p>
          </table:table-cell>
          <table:table-cell table:style-name="ce2"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ucergui001">Guillermo Lucero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ldecar002">Carlos Calderson</text:a></text:p>
          </table:table-cell>
          <table:table-cell table:style-name="ce2"/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orvadez001">Dezso Horvath</text:a></text:p>
          </table:table-cell>
          <table:table-cell office:value-type="string">
            <text:p>GK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wiftril001">Riley Swift</text:a></text:p>
          </table:table-cell>
          <table:table-cell office:value-type="string">
            <text:p>GK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orbenic001">Nick Vorberg</text:a></text:p>
          </table:table-cell>
          <table:table-cell office:value-type="string">
            <text:p>GK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ltrdav001">David Beltran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Default"/>
        </table:table-row>
        <table:table-row table:style-name="ro1">
          <table:table-cell table:style-name="Default" table:number-columns-repeated="18"/>
        </table:table-row>
        <table:table-row table:style-name="ro1">
          <table:table-cell table:style-name="Default" office:value-type="string">
            <text:p>Season: 2003-2004</text:p>
          </table:table-cell>
          <table:table-cell table:style-name="Default" table:number-columns-repeated="17"/>
        </table:table-row>
        <table:table-row table:style-name="ro1">
          <table:table-cell table:style-name="Default" office:value-type="string">
            <text:p>Team: Baltimore Blast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cabraden001">Denison Cabral</text:a></text:p>
          </table:table-cell>
          <table:table-cell office:value-type="string">
            <text:p>F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226">
            <text:p>226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.9">
            <text:p>15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elengiu001">Giuliano Celenza</text:a></text:p>
          </table:table-cell>
          <table:table-cell office:value-type="string">
            <text:p>F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schalee001">Lee Tschantret</text:a></text:p>
          </table:table-cell>
          <table:table-cell office:value-type="string">
            <text:p>F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.3">
            <text:p>31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scodav001">David Bascome</text:a></text:p>
          </table:table-cell>
          <table:table-cell office:value-type="string">
            <text:p>F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.3">
            <text:p>2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ariacar001">Carlos Farias</text:a></text:p>
          </table:table-cell>
          <table:table-cell office:value-type="string">
            <text:p>M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table:number-columns-repeated="2"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.6">
            <text:p>18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akefpj001">P.J. Wakefield</text:a></text:p>
          </table:table-cell>
          <table:table-cell office:value-type="string">
            <text:p>D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2.3">
            <text:p>22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alketar001">Tarik Walker</text:a></text:p>
          </table:table-cell>
          <table:table-cell office:value-type="string">
            <text:p>F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andschr001">Chris Handsor</text:a></text:p>
          </table:table-cell>
          <table:table-cell office:value-type="string">
            <text:p>F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.7">
            <text:p>19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ellydan001">Dan Kelly</text:a></text:p>
          </table:table-cell>
          <table:table-cell office:value-type="string">
            <text:p>M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.8">
            <text:p>14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ellerall001">Allen Eller</text:a></text:p>
          </table:table-cell>
          <table:table-cell office:value-type="string">
            <text:p>F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elsobil001">Billy Nelson</text:a></text:p>
          </table:table-cell>
          <table:table-cell office:value-type="string">
            <text:p>D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ughric001">Rich Daughtridge</text:a></text:p>
          </table:table-cell>
          <table:table-cell office:value-type="string">
            <text:p>M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5.3">
            <text:p>35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ilbenei001">Neil Gilbert</text:a></text:p>
          </table:table-cell>
          <table:table-cell office:value-type="string">
            <text:p>D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.6">
            <text:p>17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egiswen001">Wendell Regis</text:a></text:p>
          </table:table-cell>
          <table:table-cell office:value-type="string">
            <text:p>D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11.9">
            <text:p>11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arcicar001">Carlos Garcia</text:a>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.3">
            <text:p>27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ilemsco001">Scott Hileman</text:a></text:p>
          </table:table-cell>
          <table:table-cell table:style-name="ce2"/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anteibr001">Ibrahim Kante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derdew001">Dewan Bader</text:a></text:p>
          </table:table-cell>
          <table:table-cell table:style-name="ce2"/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float" office:value="4.3">
            <text:p>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johnslan001">Lance Johnson</text:a></text:p>
          </table:table-cell>
          <table:table-cell table:style-name="ce2"/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owlabri001">Brian Rowland</text:a></text:p>
          </table:table-cell>
          <table:table-cell office:value-type="string">
            <text:p>GK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umbkar001">Karim Moumban</text:a></text:p>
          </table:table-cell>
          <table:table-cell office:value-type="string">
            <text:p>GK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Cleveland Force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edgerlee001">Lee Edgerton</text:a></text:p>
          </table:table-cell>
          <table:table-cell table:style-name="ce2"/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.9">
            <text:p>21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etoada001">Adauto Neto</text:a></text:p>
          </table:table-cell>
          <table:table-cell office:value-type="string">
            <text:p>F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rinhec001">Hector Marinaro</text:a></text:p>
          </table:table-cell>
          <table:table-cell office:value-type="string">
            <text:p>F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.8">
            <text:p>16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evansjus001">Justin Evans</text:a></text:p>
          </table:table-cell>
          <table:table-cell office:value-type="string">
            <text:p>M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7.7">
            <text:p>17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toddmyl001">Myles Stoddard</text:a></text:p>
          </table:table-cell>
          <table:table-cell office:value-type="string">
            <text:p>F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lljoh001">John Ball</text:a></text:p>
          </table:table-cell>
          <table:table-cell office:value-type="string">
            <text:p>M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loutbra001">Braeden Cloutier</text:a>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uttoant001">Antonio Sutton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.5">
            <text:p>22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eonehor001">Horacio Leone</text:a></text:p>
          </table:table-cell>
          <table:table-cell table:style-name="ce2"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1.4">
            <text:p>21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ariczor001">Zoran Karic</text:a></text:p>
          </table:table-cell>
          <table:table-cell office:value-type="string">
            <text:p>F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ilejoe001">Joel Bailey</text:a></text:p>
          </table:table-cell>
          <table:table-cell office:value-type="string">
            <text:p>F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orechr001">Chris Dore</text:a></text:p>
          </table:table-cell>
          <table:table-cell office:value-type="string">
            <text:p>F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imbejos001">Josh Timbers</text:a></text:p>
          </table:table-cell>
          <table:table-cell office:value-type="string">
            <text:p>D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12.1">
            <text:p>12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izzonev001">Nevio Pizzolitto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.1">
            <text:p>9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mpeada001">Adam Campellone</text:a></text:p>
          </table:table-cell>
          <table:table-cell table:style-name="ce2"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9.5">
            <text:p>9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eganfre001">Fred DeGand</text:a></text:p>
          </table:table-cell>
          <table:table-cell office:value-type="string">
            <text:p>D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amazomi001">Omid Namazi</text:a></text:p>
          </table:table-cell>
          <table:table-cell office:value-type="string">
            <text:p>D,M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.8">
            <text:p>4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cieeve001">Everson Maciel</text:a></text:p>
          </table:table-cell>
          <table:table-cell table:style-name="ce2"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ornenic001">Nicola Corneli</text:a></text:p>
          </table:table-cell>
          <table:table-cell table:style-name="ce2"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5.9">
            <text:p>5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arkijim001">Jim Larkin</text:a></text:p>
          </table:table-cell>
          <table:table-cell office:value-type="string">
            <text:p>GK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9.1">
            <text:p>9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urenada001">Adam Guren</text:a></text:p>
          </table:table-cell>
          <table:table-cell table:style-name="ce2"/>
          <table:table-cell office:value-type="float" office:value="36">
            <text:p>36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allrya001">Ryan Hall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rfott001">Otto Orf</text:a></text:p>
          </table:table-cell>
          <table:table-cell office:value-type="string">
            <text:p>GK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6" office:value-type="float" office:value="0">
            <text:p>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Dallas Sidekick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nashmar001">Martin Nash</text:a></text:p>
          </table:table-cell>
          <table:table-cell table:style-name="ce2"/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.3">
            <text:p>21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oyledav001">David Doyle</text:a></text:p>
          </table:table-cell>
          <table:table-cell office:value-type="string">
            <text:p>M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7.9">
            <text:p>17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tavrnic001">Nick Stavrou</text:a></text:p>
          </table:table-cell>
          <table:table-cell office:value-type="string">
            <text:p>M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hamupat001">Patrick Shamu</text:a></text:p>
          </table:table-cell>
          <table:table-cell office:value-type="string">
            <text:p>M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.4">
            <text:p>22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aldiarm001">Armando Valdivia</text:a></text:p>
          </table:table-cell>
          <table:table-cell office:value-type="string">
            <text:p>M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vidsha001">Shaun David</text:a></text:p>
          </table:table-cell>
          <table:table-cell office:value-type="string">
            <text:p>F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.5">
            <text:p>18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rownbea001">Beau Brown</text:a></text:p>
          </table:table-cell>
          <table:table-cell table:style-name="ce2"/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owlamar001">Mark Rowland</text:a></text:p>
          </table:table-cell>
          <table:table-cell table:style-name="ce2"/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.5">
            <text:p>32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icar001">Ricardinho</text:a></text:p>
          </table:table-cell>
          <table:table-cell office:value-type="string">
            <text:p>M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.8">
            <text:p>17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ugasmar001">Martin Dugas</text:a></text:p>
          </table:table-cell>
          <table:table-cell table:style-name="ce2"/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ouchkil001">Kiley Couch</text:a></text:p>
          </table:table-cell>
          <table:table-cell office:value-type="string">
            <text:p>D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.2">
            <text:p>19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ernileo001">Leonel Pernia</text:a></text:p>
          </table:table-cell>
          <table:table-cell office:value-type="string">
            <text:p>M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5.4">
            <text:p>15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lebisin001">Sinisa Alebic</text:a></text:p>
          </table:table-cell>
          <table:table-cell table:style-name="ce2"/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undyken001">Kenny Bundy</text:a></text:p>
          </table:table-cell>
          <table:table-cell table:style-name="ce2"/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.1">
            <text:p>16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eitefab001">Fabio Leite</text:a></text:p>
          </table:table-cell>
          <table:table-cell table:style-name="ce2"/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13.5">
            <text:p>13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lvarjos001">Jose Alvarado</text:a></text:p>
          </table:table-cell>
          <table:table-cell table:style-name="ce2"/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deeri001">Eric Dade</text:a></text:p>
          </table:table-cell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.3">
            <text:p>10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ilofra001">Frank Filo</text:a></text:p>
          </table:table-cell>
          <table:table-cell table:style-name="ce2"/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15.8">
            <text:p>15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eericha001">Chad Deering</text:a>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gu001">Sagu</text:a></text:p>
          </table:table-cell>
          <table:table-cell office:value-type="string">
            <text:p>GK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tesvas001">Vassar Cates</text:a></text:p>
          </table:table-cell>
          <table:table-cell table:style-name="ce2"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urtimic001">Michael Curtis</text:a></text:p>
          </table:table-cell>
          <table:table-cell table:style-name="ce2"/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orvadez001">Dezso Horvath</text:a></text:p>
          </table:table-cell>
          <table:table-cell office:value-type="string">
            <text:p>GK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Kansas City Comet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delevdin001">Dino Delevski</text:a></text:p>
          </table:table-cell>
          <table:table-cell office:value-type="string">
            <text:p>M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9.4">
            <text:p>19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asljam001">Jamar Beasley</text:a></text:p>
          </table:table-cell>
          <table:table-cell office:value-type="string">
            <text:p>M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5.8">
            <text:p>25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herant001">Anthony Maher</text:a></text:p>
          </table:table-cell>
          <table:table-cell office:value-type="string">
            <text:p>F,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7.7">
            <text:p>27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visjef001">Jeff Davis</text:a></text:p>
          </table:table-cell>
          <table:table-cell office:value-type="string">
            <text:p>D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83">
            <text:p>83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0.4">
            <text:p>20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jerimio001">Miodrag Djerisilo</text:a></text:p>
          </table:table-cell>
          <table:table-cell office:value-type="string">
            <text:p>C,M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anzimat001">Matt Tanzini</text:a></text:p>
          </table:table-cell>
          <table:table-cell table:style-name="ce2"/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ndonvla001">Vlatko Andonovski</text:a></text:p>
          </table:table-cell>
          <table:table-cell office:value-type="string">
            <text:p>D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.4">
            <text:p>11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oellbri001">Brian Soell</text:a></text:p>
          </table:table-cell>
          <table:table-cell office:value-type="string">
            <text:p>F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ousenat001">Nate Houser</text:a></text:p>
          </table:table-cell>
          <table:table-cell office:value-type="string">
            <text:p>F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8.2">
            <text:p>18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aumosan001">Sandre Naumoski</text:a></text:p>
          </table:table-cell>
          <table:table-cell office:value-type="string">
            <text:p>M,F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bembfra001">Franck M'bemba</text:a></text:p>
          </table:table-cell>
          <table:table-cell table:style-name="ce2"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adewes001">Wes Wade</text:a></text:p>
          </table:table-cell>
          <table:table-cell office:value-type="string">
            <text:p>F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5.1">
            <text:p>15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cheecra001">Craig Scheer</text:a>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bezjua001">Juan Cabeza</text:a></text:p>
          </table:table-cell>
          <table:table-cell table:style-name="ce2"/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olejas001">Jason Cole</text:a></text:p>
          </table:table-cell>
          <table:table-cell table:style-name="ce2"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ekemesam001">Samuel Ekeme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inunrya001">Ryan Dinunzio</text:a></text:p>
          </table:table-cell>
          <table:table-cell table:style-name="ce2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adovdus001">Dusan Radovanovic</text:a></text:p>
          </table:table-cell>
          <table:table-cell table:style-name="ce2"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olinpau001">Paul Dolinsky</text:a></text:p>
          </table:table-cell>
          <table:table-cell table:style-name="ce2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rtocas001">Casey Barton</text:a></text:p>
          </table:table-cell>
          <table:table-cell office:value-type="string">
            <text:p>D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 office:value-type="float" office:value="11.1">
            <text:p>11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micchr001">Chris Damico</text:a></text:p>
          </table:table-cell>
          <table:table-cell office:value-type="string">
            <text:p>GK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tevecas001">Casey Stevens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orvadez001">Dezso Horvath</text:a></text:p>
          </table:table-cell>
          <table:table-cell office:value-type="string">
            <text:p>GK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ncyjak001">Jake Dancy</text:a>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chrejos001">Josh Schreck</text:a></text:p>
          </table:table-cell>
          <table:table-cell table:style-name="ce2"/>
          <table:table-cell office:value-type="float" office:value="4">
            <text:p>4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nal001">Sanaldo</text:a></text:p>
          </table:table-cell>
          <table:table-cell office:value-type="string">
            <text:p>GK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orolale001">Aleksey Korol</text:a>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Milwaukee Wave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howesgre001">Greg Howes</text:a></text:p>
          </table:table-cell>
          <table:table-cell office:value-type="string">
            <text:p>F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8">
            <text:p>28</text:p>
          </table:table-cell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19">
            <text:p>19</text:p>
          </table:table-cell>
          <table:table-cell table:number-columns-repeated="2"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3.7">
            <text:p>23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einijoe001">Joe Reiniger</text:a></text:p>
          </table:table-cell>
          <table:table-cell office:value-type="string">
            <text:p>F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.2">
            <text:p>17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ingmic001">Michael King</text:a></text:p>
          </table:table-cell>
          <table:table-cell office:value-type="string">
            <text:p>M,D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2.9">
            <text:p>32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usostod001">Todd Dusosky</text:a></text:p>
          </table:table-cell>
          <table:table-cell office:value-type="string">
            <text:p>F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.4">
            <text:p>21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ontamar001">Marcelo Fontana</text:a></text:p>
          </table:table-cell>
          <table:table-cell office:value-type="string">
            <text:p>M,F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30.2">
            <text:p>30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rmachr001">Chris Morman</text:a></text:p>
          </table:table-cell>
          <table:table-cell office:value-type="string">
            <text:p>F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2.4">
            <text:p>22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brielei001">Leighton O'Brien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2.4">
            <text:p>32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livigiu001">Giuliano Oliviero</text:a></text:p>
          </table:table-cell>
          <table:table-cell office:value-type="string">
            <text:p>M,F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1.1">
            <text:p>21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usostro001">Troy Dusosky</text:a></text:p>
          </table:table-cell>
          <table:table-cell office:value-type="string">
            <text:p>G,D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.5">
            <text:p>17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tewamat001">Matthew Stewart</text:a></text:p>
          </table:table-cell>
          <table:table-cell office:value-type="string">
            <text:p>F,M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.8">
            <text:p>11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ivilang001">Angel Rivillo</text:a></text:p>
          </table:table-cell>
          <table:table-cell office:value-type="string">
            <text:p>M-F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urkkev001">Kevin Burk</text:a></text:p>
          </table:table-cell>
          <table:table-cell office:value-type="string">
            <text:p>M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22.7">
            <text:p>22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ckahlov001">Lovelace Ackah</text:a></text:p>
          </table:table-cell>
          <table:table-cell office:value-type="string">
            <text:p>D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table:number-columns-repeated="4" office:value-type="float" office:value="0">
            <text:p>0</text:p>
          </table:table-cell>
          <table:table-cell office:value-type="float" office:value="21.7">
            <text:p>21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chmimat001">Matt Schmidt</text:a></text:p>
          </table:table-cell>
          <table:table-cell office:value-type="string">
            <text:p>D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11.1">
            <text:p>11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esansem001">Semir Mesanovic</text:a></text:p>
          </table:table-cell>
          <table:table-cell office:value-type="string">
            <text:p>M,F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orrejoh001">Johnny Torres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ammejoe001">Joe Hammes</text:a></text:p>
          </table:table-cell>
          <table:table-cell office:value-type="string">
            <text:p>D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8.3">
            <text:p>8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chmicar001">Carl Schmitt</text:a></text:p>
          </table:table-cell>
          <table:table-cell table:style-name="ce2"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hitepat001">Pat White</text:a></text:p>
          </table:table-cell>
          <table:table-cell office:value-type="string">
            <text:p>D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4.8">
            <text:p>4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orbenic001">Nick Vorberg</text:a></text:p>
          </table:table-cell>
          <table:table-cell office:value-type="string">
            <text:p>GK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reendan001">Dan Green</text:a></text:p>
          </table:table-cell>
          <table:table-cell office:value-type="string">
            <text:p>GK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ntondan001">Dan Antoniuk</text:a></text:p>
          </table:table-cell>
          <table:table-cell office:value-type="string">
            <text:p>F,D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3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Monterrey Fury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martigen001">Genoni Martinez</text:a></text:p>
          </table:table-cell>
          <table:table-cell office:value-type="string">
            <text:p>D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88">
            <text:p>8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5.6">
            <text:p>15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opezmar001">Marco Lopez</text:a></text:p>
          </table:table-cell>
          <table:table-cell office:value-type="string">
            <text:p>F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206">
            <text:p>206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4.1">
            <text:p>14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erezoct001">Octavio Perez</text:a></text:p>
          </table:table-cell>
          <table:table-cell office:value-type="string">
            <text:p>M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.1">
            <text:p>21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oriamar001">Marco Coria</text:a></text:p>
          </table:table-cell>
          <table:table-cell office:value-type="string">
            <text:p>G,D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.2">
            <text:p>19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quirovic001">Victor Quiroz</text:a></text:p>
          </table:table-cell>
          <table:table-cell office:value-type="string">
            <text:p>G,M,D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.5">
            <text:p>15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ernaram001">Ramon Fernandez</text:a></text:p>
          </table:table-cell>
          <table:table-cell office:value-type="string">
            <text:p>F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.8">
            <text:p>20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omezwal001">Walter Gomez</text:a></text:p>
          </table:table-cell>
          <table:table-cell table:style-name="ce2"/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4.5">
            <text:p>34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ereiren001">Renato Pereira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5.7">
            <text:p>25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edinosw001">Oswaldo Medina</text:a></text:p>
          </table:table-cell>
          <table:table-cell office:value-type="string">
            <text:p>D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.8">
            <text:p>9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uttoant001">Antonio Sutton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ilric001">Ricardo Gil</text:a></text:p>
          </table:table-cell>
          <table:table-cell office:value-type="string">
            <text:p>M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ernigas001">Gaston Pernia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11.5">
            <text:p>11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lanabra001">Brad Flanagan</text:a></text:p>
          </table:table-cell>
          <table:table-cell table:style-name="ce2"/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6.5">
            <text:p>6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ereydav001">David Pereyra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rdeale001">Alejandro Cardenas</text:a>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eranarm001">Armando Teran</text:a>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5.3">
            <text:p>5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elarmar001">Marco De La Rosa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alvajor001">Jorge Galvan</text:a>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uitierw001">Erwin Guitierrez</text:a></text:p>
          </table:table-cell>
          <table:table-cell table:style-name="ce2"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uemechr001">Christian Guemez</text:a></text:p>
          </table:table-cell>
          <table:table-cell table:style-name="ce2"/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ianccar001">Carlos Bianchesi</text:a></text:p>
          </table:table-cell>
          <table:table-cell table:style-name="ce2"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toluc001">Luciano Sato</text:a></text:p>
          </table:table-cell>
          <table:table-cell table:style-name="ce2"/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ldecar002">Carlos Calderson</text:a></text:p>
          </table:table-cell>
          <table:table-cell table:style-name="ce2"/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rmodan001">Daniel Carmona</text:a></text:p>
          </table:table-cell>
          <table:table-cell table:style-name="ce2"/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nueern001">Ernesto Banuelos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irelhec001">Hector Mireles</text:a></text:p>
          </table:table-cell>
          <table:table-cell office:value-type="string">
            <text:p>GK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orteaur001">Aurelio Portes</text:a></text:p>
          </table:table-cell>
          <table:table-cell office:value-type="string">
            <text:p>G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illaser001">Sergio Villaba</text:a></text:p>
          </table:table-cell>
          <table:table-cell table:style-name="ce2"/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rdonalv001">Alvaro Ordonez</text:a></text:p>
          </table:table-cell>
          <table:table-cell table:style-name="ce2"/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ortafra001">Francisco Portacarrero</text:a></text:p>
          </table:table-cell>
          <table:table-cell table:style-name="ce2"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Philadelphia KiXX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dambrdon001">Don D'ambra</text:a></text:p>
          </table:table-cell>
          <table:table-cell table:style-name="ce2"/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7.3">
            <text:p>27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hankjoe001">Joel Shanker</text:a></text:p>
          </table:table-cell>
          <table:table-cell office:value-type="string">
            <text:p>F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.4">
            <text:p>31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loankev001">Kevin Sloan</text:a></text:p>
          </table:table-cell>
          <table:table-cell office:value-type="string">
            <text:p>M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.3">
            <text:p>25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rripat001">Pat Morris</text:a></text:p>
          </table:table-cell>
          <table:table-cell office:value-type="string">
            <text:p>G,D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.3">
            <text:p>2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asicgor001">Goran Vasic</text:a></text:p>
          </table:table-cell>
          <table:table-cell office:value-type="string">
            <text:p>F,M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1.8">
            <text:p>11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oneysha001">Shawn Boney</text:a>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uastand001">Andy Guastaferro</text:a></text:p>
          </table:table-cell>
          <table:table-cell office:value-type="string">
            <text:p>M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.9">
            <text:p>15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rookmat001">Matt Brooks</text:a></text:p>
          </table:table-cell>
          <table:table-cell table:style-name="ce2"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18.8">
            <text:p>18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oppand001">Andrew Kopp</text:a></text:p>
          </table:table-cell>
          <table:table-cell office:value-type="string">
            <text:p>D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incemau001">Mauricio Vincello</text:a></text:p>
          </table:table-cell>
          <table:table-cell table:style-name="ce2"/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office:value-type="float" office:value="19.5">
            <text:p>19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unsfles001">Les Lunsford</text:a></text:p>
          </table:table-cell>
          <table:table-cell table:style-name="ce2"/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cpeaton001">Tony McPeak</text:a></text:p>
          </table:table-cell>
          <table:table-cell table:style-name="ce2"/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18.8">
            <text:p>18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ipladav001">David Diplacido</text:a></text:p>
          </table:table-cell>
          <table:table-cell table:style-name="ce2"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rmibyr001">Byron Carmichael</text:a></text:p>
          </table:table-cell>
          <table:table-cell table:style-name="ce2"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ignjnik001">Nikola Vignjevic</text:a></text:p>
          </table:table-cell>
          <table:table-cell table:style-name="ce2"/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.5">
            <text:p>4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rtoedg001">Edgar Bartolomeu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obsostu001">Stuart Dobson</text:a></text:p>
          </table:table-cell>
          <table:table-cell office:value-type="string">
            <text:p>GK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appapet001">Pete Pappas</text:a></text:p>
          </table:table-cell>
          <table:table-cell office:value-type="string">
            <text:p>GK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ruckada001">Adam Bruckner</text:a></text:p>
          </table:table-cell>
          <table:table-cell table:style-name="ce2"/>
          <table:table-cell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3">
          <table:table-cell table:style-name="Default" office:value-type="string">
            <text:p>Team: San Diego Sockers</text:p>
          </table:table-cell>
          <table:table-cell table:style-name="Default" table:number-columns-repeated="17"/>
        </table:table-row>
        <table:table-row table:style-name="ro1" table:number-rows-repeated="2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bollemar001">Mariano Bollella</text:a></text:p>
          </table:table-cell>
          <table:table-cell office:value-type="string">
            <text:p>M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.2">
            <text:p>18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righpau001">Paul Wright</text:a></text:p>
          </table:table-cell>
          <table:table-cell office:value-type="string">
            <text:p>F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.4">
            <text:p>18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silnin001">Nino Da Silva</text:a></text:p>
          </table:table-cell>
          <table:table-cell office:value-type="string">
            <text:p>F,M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67">
            <text:p>67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.8">
            <text:p>16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legrmau001">Mauricio Alegre</text:a></text:p>
          </table:table-cell>
          <table:table-cell office:value-type="string">
            <text:p>M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.9">
            <text:p>22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owersea001">Sean Bowers</text:a></text:p>
          </table:table-cell>
          <table:table-cell office:value-type="string">
            <text:p>D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ughymar001">Mark Ughy</text:a>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.5">
            <text:p>32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elazton001">Tony Velazquez</text:a></text:p>
          </table:table-cell>
          <table:table-cell table:style-name="ce2"/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5.6">
            <text:p>25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eggkev001">Kevin Legg</text:a></text:p>
          </table:table-cell>
          <table:table-cell table:style-name="ce2"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1.2">
            <text:p>41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oughpau001">Paul Dougherty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6.3">
            <text:p>16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ristrob001">Robbie Aristodemo</text:a></text:p>
          </table:table-cell>
          <table:table-cell office:value-type="string">
            <text:p>M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.1">
            <text:p>9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ardjac001">Jacob Ward</text:a></text:p>
          </table:table-cell>
          <table:table-cell office:value-type="string">
            <text:p>D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3.8">
            <text:p>23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eonehor001">Horacio Leone</text:a></text:p>
          </table:table-cell>
          <table:table-cell table:style-name="ce2"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7.4">
            <text:p>17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ltrdav001">David Beltran</text:a></text:p>
          </table:table-cell>
          <table:table-cell office:value-type="string">
            <text:p>D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6.4">
            <text:p>6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lanabra001">Brad Flanagan</text:a></text:p>
          </table:table-cell>
          <table:table-cell table:style-name="ce2"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float" office:value="7.7">
            <text:p>7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ntondan001">Dan Antoniuk</text:a></text:p>
          </table:table-cell>
          <table:table-cell office:value-type="string">
            <text:p>F,D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johnsmat001">Matt Johnson</text:a></text:p>
          </table:table-cell>
          <table:table-cell office:value-type="string">
            <text:p>F,G,D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9.5">
            <text:p>9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aracant001">Antonio Farace</text:a></text:p>
          </table:table-cell>
          <table:table-cell table:style-name="ce2"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roadmat001">Matt Broadhead</text:a></text:p>
          </table:table-cell>
          <table:table-cell table:style-name="ce2"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inlowlar001">Larry Inlow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elbaujos001">Joshua Elbaum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4.2">
            <text:p>4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ernigas001">Gaston Pernia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float" office:value="8.3">
            <text:p>8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cdonchr001">Chris McDonald</text:a></text:p>
          </table:table-cell>
          <table:table-cell table:style-name="ce2"/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cottzac001">Zach Scott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kudkev001">Kevin Sakuda</text:a></text:p>
          </table:table-cell>
          <table:table-cell office:value-type="string">
            <text:p>D</text:p>
          </table:table-cell>
          <table:table-cell office:value-type="float" office:value="34">
            <text:p>34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leshded001">Dede Lleshi</text:a></text:p>
          </table:table-cell>
          <table:table-cell table:style-name="ce2"/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oguevic001">Victor Nogueira</text:a></text:p>
          </table:table-cell>
          <table:table-cell office:value-type="string">
            <text:p>GK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St. Louis Steamer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butchste001">Steve Butcher</text:a></text:p>
          </table:table-cell>
          <table:table-cell office:value-type="string">
            <text:p>F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2.5">
            <text:p>22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orandar001">Daryl Doran</text:a></text:p>
          </table:table-cell>
          <table:table-cell office:value-type="string">
            <text:p>M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.9">
            <text:p>16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ibiysip001">Sipho Sibiya</text:a></text:p>
          </table:table-cell>
          <table:table-cell office:value-type="string">
            <text:p>F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.2">
            <text:p>18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escoste001">Sterling Wescott</text:a></text:p>
          </table:table-cell>
          <table:table-cell office:value-type="string">
            <text:p>M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6.9">
            <text:p>16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imarjef001">Jeff DiMaria</text:a></text:p>
          </table:table-cell>
          <table:table-cell office:value-type="string">
            <text:p>F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4.4">
            <text:p>14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pplemic001">Michael Apple</text:a></text:p>
          </table:table-cell>
          <table:table-cell office:value-type="string">
            <text:p>F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.6">
            <text:p>20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homamar001">Mark Thomas</text:a></text:p>
          </table:table-cell>
          <table:table-cell table:style-name="ce2"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cheecra001">Craig Scheer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22.9">
            <text:p>22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usiaar001">Aaron Susi</text:a></text:p>
          </table:table-cell>
          <table:table-cell office:value-type="string">
            <text:p>G,F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.8">
            <text:p>9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bembfra001">Franck M'bemba</text:a></text:p>
          </table:table-cell>
          <table:table-cell table:style-name="ce2"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olejas001">Jason Cole</text:a></text:p>
          </table:table-cell>
          <table:table-cell table:style-name="ce2"/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13.9">
            <text:p>13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errecfer001">Fernando Errecalde</text:a></text:p>
          </table:table-cell>
          <table:table-cell table:style-name="ce2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leyejak001">Jake Bleyenberg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5.4">
            <text:p>15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utimat001">Matt Caution</text:a></text:p>
          </table:table-cell>
          <table:table-cell office:value-type="string">
            <text:p>D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.8">
            <text:p>18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reljoe001">Joe Morelli</text:a></text:p>
          </table:table-cell>
          <table:table-cell table:style-name="ce2"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ewsodj001">D.J. Newsom</text:a></text:p>
          </table:table-cell>
          <table:table-cell office:value-type="string">
            <text:p>D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6.3">
            <text:p>6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ntodan001">Dan Santoro</text:a></text:p>
          </table:table-cell>
          <table:table-cell table:style-name="ce2"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illicar001">Carlton Williams</text:a></text:p>
          </table:table-cell>
          <table:table-cell table:style-name="ce2"/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float" office:value="6.7">
            <text:p>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irchmik001">Mike Kirchhoff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4.2">
            <text:p>4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ergurya001">Ryan Ferguson</text:a></text:p>
          </table:table-cell>
          <table:table-cell table:style-name="ce2"/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iqueadd001">Addae Rique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homacal001">Cal Thomas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edontim001">Tim Tedoni</text:a></text:p>
          </table:table-cell>
          <table:table-cell table:style-name="ce2"/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altomal001">Mali Walton</text:a></text:p>
          </table:table-cell>
          <table:table-cell office:value-type="string">
            <text:p>D</text:p>
          </table:table-cell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hillbre001">Brett Phillips</text:a></text:p>
          </table:table-cell>
          <table:table-cell office:value-type="string">
            <text:p>GK</text:p>
          </table:table-cell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chmicar001">Carl Schmitt</text:a></text:p>
          </table:table-cell>
          <table:table-cell table:style-name="ce2"/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usteeri001">Erik Kuster</text:a></text:p>
          </table:table-cell>
          <table:table-cell table:style-name="ce2"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ernanan001">Nando Hernandez</text:a></text:p>
          </table:table-cell>
          <table:table-cell office:value-type="string">
            <text:p>GK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Season: 2004-2005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Baltimore Blast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celengiu001">Giuliano Celenza</text:a></text:p>
          </table:table-cell>
          <table:table-cell office:value-type="string">
            <text:p>F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.4">
            <text:p>20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scodav001">David Bascome</text:a></text:p>
          </table:table-cell>
          <table:table-cell office:value-type="string">
            <text:p>F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3.7">
            <text:p>23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ariacar001">Carlos Farias</text:a></text:p>
          </table:table-cell>
          <table:table-cell office:value-type="string">
            <text:p>M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.8">
            <text:p>15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akefpj001">P.J. Wakefield</text:a></text:p>
          </table:table-cell>
          <table:table-cell office:value-type="string">
            <text:p>D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2.3">
            <text:p>22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schalee001">Lee Tschantret</text:a></text:p>
          </table:table-cell>
          <table:table-cell office:value-type="string">
            <text:p>F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3.4">
            <text:p>23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illwmac001">Machel Millwood</text:a>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.1">
            <text:p>23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ellerall001">Allen Eller</text:a></text:p>
          </table:table-cell>
          <table:table-cell office:value-type="string">
            <text:p>F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6.4">
            <text:p>16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alketar001">Tarik Walker</text:a></text:p>
          </table:table-cell>
          <table:table-cell office:value-type="string">
            <text:p>F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.4">
            <text:p>18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chwesco001">Scott Schweitzer</text:a></text:p>
          </table:table-cell>
          <table:table-cell office:value-type="string">
            <text:p>D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ellydan001">Dan Kelly</text:a></text:p>
          </table:table-cell>
          <table:table-cell office:value-type="string">
            <text:p>M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.5">
            <text:p>19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hantmar001">Marcos Chantel</text:a></text:p>
          </table:table-cell>
          <table:table-cell office:value-type="string">
            <text:p>D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6.9">
            <text:p>26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braden001">Denison Cabral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3.1">
            <text:p>23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elsobil001">Billy Nelson</text:a></text:p>
          </table:table-cell>
          <table:table-cell office:value-type="string">
            <text:p>D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egiswen001">Wendell Regis</text:a>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.1">
            <text:p>21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ilbenei001">Neil Gilbert</text:a></text:p>
          </table:table-cell>
          <table:table-cell office:value-type="string">
            <text:p>D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8.8">
            <text:p>8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cpeaton001">Tony McPeak</text:a></text:p>
          </table:table-cell>
          <table:table-cell table:style-name="ce2"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3.3">
            <text:p>1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pplemic001">Michael Apple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1.8">
            <text:p>11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ellste001">Steve Fell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ibiysip001">Sipho Sibiya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6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ilejoe001">Joel Bailey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elimadi001">Adilson DeLima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ousenat001">Nate Houser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9.1">
            <text:p>9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arejef001">Jeff Hare</text:a></text:p>
          </table:table-cell>
          <table:table-cell office:value-type="string">
            <text:p>D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1.1">
            <text:p>11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arcicar001">Carlos Garcia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nch001">Bench</text:a></text:p>
          </table:table-cell>
          <table:table-cell table:style-name="ce2"/>
          <table:table-cell office:value-type="float" office:value="39">
            <text:p>39</text:p>
          </table:table-cell>
          <table:table-cell table:number-columns-repeated="7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ittmtim001">Tim Wittman</text:a></text:p>
          </table:table-cell>
          <table:table-cell office:value-type="string">
            <text:p>D,M,F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gu001">Sagu</text:a></text:p>
          </table:table-cell>
          <table:table-cell office:value-type="string">
            <text:p>GK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antedao001">Daouda Kante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6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owlabri001">Brian Rowland</text:a></text:p>
          </table:table-cell>
          <table:table-cell office:value-type="string">
            <text:p>GK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Chicago Storm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marojnov001">Novica Marojevic</text:a></text:p>
          </table:table-cell>
          <table:table-cell office:value-type="string">
            <text:p>F,G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lvarbyr001">Byron Alvarez</text:a></text:p>
          </table:table-cell>
          <table:table-cell office:value-type="string">
            <text:p>F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.4">
            <text:p>30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ughymar001">Mark Ughy</text:a></text:p>
          </table:table-cell>
          <table:table-cell office:value-type="string">
            <text:p>F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tewamat001">Matthew Stewart</text:a></text:p>
          </table:table-cell>
          <table:table-cell office:value-type="string">
            <text:p>F,M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32.8">
            <text:p>32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radawa001">Awadalla Morad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7.1">
            <text:p>27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aumosan001">Sandre Naumoski</text:a></text:p>
          </table:table-cell>
          <table:table-cell office:value-type="string">
            <text:p>M,F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.6">
            <text:p>22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allejor001">Jorge Valle</text:a></text:p>
          </table:table-cell>
          <table:table-cell office:value-type="string">
            <text:p>F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.7">
            <text:p>27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osenand001">Andy Rosenband</text:a></text:p>
          </table:table-cell>
          <table:table-cell office:value-type="string">
            <text:p>M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.1">
            <text:p>23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lavalaz001">Lazo Alavanja</text:a></text:p>
          </table:table-cell>
          <table:table-cell office:value-type="string">
            <text:p>M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.8">
            <text:p>10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uastand001">Andy Guastaferro</text:a></text:p>
          </table:table-cell>
          <table:table-cell office:value-type="string">
            <text:p>M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.6">
            <text:p>28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silnin001">Nino Da Silva</text:a></text:p>
          </table:table-cell>
          <table:table-cell office:value-type="string">
            <text:p>F,M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ernileo001">Leonel Pernia</text:a></text:p>
          </table:table-cell>
          <table:table-cell office:value-type="string">
            <text:p>M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.1">
            <text:p>13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eganfre001">Fred DeGand</text:a></text:p>
          </table:table-cell>
          <table:table-cell office:value-type="string">
            <text:p>D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7.5">
            <text:p>17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ecucos001">Costea Decu</text:a>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.3">
            <text:p>1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rrichr001">Chris Carrieri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.5">
            <text:p>18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ernigas001">Gaston Pernia</text:a></text:p>
          </table:table-cell>
          <table:table-cell office:value-type="string">
            <text:p>D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12.1">
            <text:p>12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artegus002">Gus Karterouliotis</text:a>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1.4">
            <text:p>21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hronted001">Ted Chronopoulos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chnedav001">David Schneider</text:a></text:p>
          </table:table-cell>
          <table:table-cell office:value-type="string">
            <text:p>M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ongjon001">Jonah Long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9.1">
            <text:p>9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utagrya001">Ryan Futagaki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lantden001">Denny Clanton</text:a>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nch001">Bench</text:a></text:p>
          </table:table-cell>
          <table:table-cell table:style-name="ce2"/>
          <table:table-cell office:value-type="float" office:value="39">
            <text:p>39</text:p>
          </table:table-cell>
          <table:table-cell table:number-columns-repeated="7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ichejef001">Jeff Richey</text:a></text:p>
          </table:table-cell>
          <table:table-cell office:value-type="string">
            <text:p>G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altmdan001">Danny Waltman</text:a></text:p>
          </table:table-cell>
          <table:table-cell office:value-type="string">
            <text:p>G</text:p>
          </table:table-cell>
          <table:table-cell office:value-type="float" office:value="37">
            <text:p>3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yegbtij001">Tijani Ayegbusi</text:a></text:p>
          </table:table-cell>
          <table:table-cell office:value-type="string">
            <text:p>D</text:p>
          </table:table-cell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ardjac001">Jacob Ward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alkomac001">Maciej Kalkowski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Cleveland Force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balljoh001">John Ball</text:a></text:p>
          </table:table-cell>
          <table:table-cell office:value-type="string">
            <text:p>M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9.4">
            <text:p>19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andschr001">Chris Handsor</text:a></text:p>
          </table:table-cell>
          <table:table-cell office:value-type="string">
            <text:p>F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.5">
            <text:p>22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uttoant001">Antonio Sutton</text:a></text:p>
          </table:table-cell>
          <table:table-cell office:value-type="string">
            <text:p>D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.4">
            <text:p>24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etoada001">Adauto Neto</text:a></text:p>
          </table:table-cell>
          <table:table-cell office:value-type="string">
            <text:p>F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9.6">
            <text:p>29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orechr001">Chris Dore</text:a></text:p>
          </table:table-cell>
          <table:table-cell office:value-type="string">
            <text:p>F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usiaar001">Aaron Susi</text:a></text:p>
          </table:table-cell>
          <table:table-cell office:value-type="string">
            <text:p>G,F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.4">
            <text:p>25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rtigen001">Genoni Martinez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.7">
            <text:p>11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ibiysip001">Sipho Sibiya</text:a></text:p>
          </table:table-cell>
          <table:table-cell office:value-type="string">
            <text:p>F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6.5">
            <text:p>26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ristrob001">Robbie Aristodemo</text:a></text:p>
          </table:table-cell>
          <table:table-cell office:value-type="string">
            <text:p>M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.1">
            <text:p>12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ivasren001">Rene Rivas</text:a></text:p>
          </table:table-cell>
          <table:table-cell office:value-type="string">
            <text:p>D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2.9">
            <text:p>22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epalgar001">Gary Depalma</text:a></text:p>
          </table:table-cell>
          <table:table-cell office:value-type="string">
            <text:p>M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ilejoe001">Joel Bailey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5.8">
            <text:p>25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elaikyr001">Kyriakis Selaidopoulos</text:a></text:p>
          </table:table-cell>
          <table:table-cell office:value-type="string">
            <text:p>M,G,C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14.5">
            <text:p>14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ellerall001">Allen Eller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.4">
            <text:p>29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toddmyl001">Myles Stoddard</text:a>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3.3">
            <text:p>1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imbejos001">Josh Timbers</text:a></text:p>
          </table:table-cell>
          <table:table-cell office:value-type="string">
            <text:p>D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.5">
            <text:p>11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egiswen001">Wendell Regis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13.6">
            <text:p>13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johnsmat001">Matt Johnson</text:a></text:p>
          </table:table-cell>
          <table:table-cell office:value-type="string">
            <text:p>F,G,D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.3">
            <text:p>7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allrya001">Ryan Hall</text:a></text:p>
          </table:table-cell>
          <table:table-cell office:value-type="string">
            <text:p>D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17.6">
            <text:p>17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eisztam001">Tamas Weisz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.1">
            <text:p>7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ilbenei001">Neil Gilbert</text:a>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mpeada001">Adam Campellone</text:a></text:p>
          </table:table-cell>
          <table:table-cell table:style-name="ce2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1.1">
            <text:p>11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evansjus001">Justin Evans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oellbri001">Brian Soell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nch001">Bench</text:a></text:p>
          </table:table-cell>
          <table:table-cell table:style-name="ce2"/>
          <table:table-cell office:value-type="float" office:value="39">
            <text:p>39</text:p>
          </table:table-cell>
          <table:table-cell table:number-columns-repeated="7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urtaedu001">Eduardo Hurtado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edozicon001">Connally Edozien</text:a></text:p>
          </table:table-cell>
          <table:table-cell office:value-type="string">
            <text:p>F-M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elfvibay001">Bayard Elfvin</text:a></text:p>
          </table:table-cell>
          <table:table-cell office:value-type="string">
            <text:p>G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eganfre001">Fred DeGand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arkijim001">Jim Larkin</text:a></text:p>
          </table:table-cell>
          <table:table-cell office:value-type="string">
            <text:p>GK</text:p>
          </table:table-cell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amazomi001">Omid Namazi</text:a></text:p>
          </table:table-cell>
          <table:table-cell office:value-type="string">
            <text:p>D,M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Kansas City Comet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delevdin001">Dino Delevski</text:a></text:p>
          </table:table-cell>
          <table:table-cell office:value-type="string">
            <text:p>M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2.1">
            <text:p>22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oehljam001">James Koehler</text:a></text:p>
          </table:table-cell>
          <table:table-cell office:value-type="string">
            <text:p>F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9.5">
            <text:p>29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asljam001">Jamar Beasley</text:a></text:p>
          </table:table-cell>
          <table:table-cell office:value-type="string">
            <text:p>M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0.6">
            <text:p>20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herant001">Anthony Maher</text:a></text:p>
          </table:table-cell>
          <table:table-cell office:value-type="string">
            <text:p>F,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8.5">
            <text:p>38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ndonvla001">Vlatko Andonovski</text:a></text:p>
          </table:table-cell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.5">
            <text:p>19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tevecas001">Casey Stevens</text:a></text:p>
          </table:table-cell>
          <table:table-cell office:value-type="string">
            <text:p>M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9.5">
            <text:p>29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jerimio001">Miodrag Djerisilo</text:a></text:p>
          </table:table-cell>
          <table:table-cell office:value-type="string">
            <text:p>C,M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.8">
            <text:p>14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evansjus001">Justin Evans</text:a></text:p>
          </table:table-cell>
          <table:table-cell office:value-type="string">
            <text:p>M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.2">
            <text:p>15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anteibr001">Ibrahim Kante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3.7">
            <text:p>23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teeljon001">Jonny Steele</text:a>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4.2">
            <text:p>24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unjagor001">Goran Hunjak</text:a>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.7">
            <text:p>22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erkidre001">Drew Perkins</text:a></text:p>
          </table:table-cell>
          <table:table-cell office:value-type="string">
            <text:p>F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1.9">
            <text:p>11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tokiste001">Stefan Stokic</text:a></text:p>
          </table:table-cell>
          <table:table-cell office:value-type="string">
            <text:p>D,M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aldiarm001">Armando Valdivia</text:a></text:p>
          </table:table-cell>
          <table:table-cell office:value-type="string">
            <text:p>M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rcanin001">Nino Marcantonio</text:a>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edinosw001">Oswaldo Medina</text:a></text:p>
          </table:table-cell>
          <table:table-cell office:value-type="string">
            <text:p>D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23.1">
            <text:p>23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rtocas001">Casey Barton</text:a></text:p>
          </table:table-cell>
          <table:table-cell office:value-type="string">
            <text:p>D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table:number-columns-repeated="4" office:value-type="float" office:value="0">
            <text:p>0</text:p>
          </table:table-cell>
          <table:table-cell office:value-type="float" office:value="8.6">
            <text:p>8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visjef001">Jeff Davis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7.7">
            <text:p>7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abin002">Fabinho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oodsjas001">Jason Woods</text:a></text:p>
          </table:table-cell>
          <table:table-cell office:value-type="string">
            <text:p>D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6.7">
            <text:p>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cheecra001">Craig Scheer</text:a>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nch001">Bench</text:a></text:p>
          </table:table-cell>
          <table:table-cell table:style-name="ce2"/>
          <table:table-cell office:value-type="float" office:value="39">
            <text:p>39</text:p>
          </table:table-cell>
          <table:table-cell table:number-columns-repeated="7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nal001">Sanaldo</text:a></text:p>
          </table:table-cell>
          <table:table-cell office:value-type="string">
            <text:p>GK</text:p>
          </table:table-cell>
          <table:table-cell office:value-type="float" office:value="25">
            <text:p>25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ncyjak001">Jake Dancy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ankoeri001">Eric Pankoke</text:a></text:p>
          </table:table-cell>
          <table:table-cell table:style-name="ce2"/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micchr001">Chris Damico</text:a></text:p>
          </table:table-cell>
          <table:table-cell office:value-type="string">
            <text:p>GK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oellbri001">Brian Soell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3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Milwaukee Wave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howesgre001">Greg Howes</text:a></text:p>
          </table:table-cell>
          <table:table-cell office:value-type="string">
            <text:p>F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7.7">
            <text:p>17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ontamar001">Marcelo Fontana</text:a></text:p>
          </table:table-cell>
          <table:table-cell office:value-type="string">
            <text:p>M,F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ivilang001">Angel Rivillo</text:a></text:p>
          </table:table-cell>
          <table:table-cell office:value-type="string">
            <text:p>M-F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8.6">
            <text:p>28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livigiu001">Giuliano Oliviero</text:a></text:p>
          </table:table-cell>
          <table:table-cell office:value-type="string">
            <text:p>M,F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ingmic001">Michael King</text:a></text:p>
          </table:table-cell>
          <table:table-cell office:value-type="string">
            <text:p>M,D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3.6">
            <text:p>23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rmachr001">Chris Morman</text:a></text:p>
          </table:table-cell>
          <table:table-cell office:value-type="string">
            <text:p>F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.2">
            <text:p>21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orrejoh001">Johnny Torres</text:a></text:p>
          </table:table-cell>
          <table:table-cell office:value-type="string">
            <text:p>F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usostro001">Troy Dusosky</text:a></text:p>
          </table:table-cell>
          <table:table-cell office:value-type="string">
            <text:p>G,D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5.5">
            <text:p>25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chmimat001">Matt Schmidt</text:a></text:p>
          </table:table-cell>
          <table:table-cell office:value-type="string">
            <text:p>D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float" office:value="17.6">
            <text:p>17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usostod001">Todd Dusosky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esansem001">Semir Mesanovic</text:a></text:p>
          </table:table-cell>
          <table:table-cell office:value-type="string">
            <text:p>M,F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36.4">
            <text:p>36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hitepat001">Pat White</text:a></text:p>
          </table:table-cell>
          <table:table-cell office:value-type="string">
            <text:p>D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urkkev001">Kevin Burk</text:a>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1.4">
            <text:p>21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rcanin001">Nino Marcantonio</text:a>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.9">
            <text:p>13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ckahlov001">Lovelace Ackah</text:a></text:p>
          </table:table-cell>
          <table:table-cell office:value-type="string">
            <text:p>D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.8">
            <text:p>14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reihew001">Hewerton Moreira</text:a></text:p>
          </table:table-cell>
          <table:table-cell office:value-type="string">
            <text:p>F,G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.8">
            <text:p>13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ammejoe001">Joe Hammes</text:a></text:p>
          </table:table-cell>
          <table:table-cell office:value-type="string">
            <text:p>D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7.3">
            <text:p>7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ceveeri001">Erick Acevedo</text:a>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icar001">Ricardinho</text:a>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.8">
            <text:p>11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reenjon001">Jonathan Greenfield</text:a></text:p>
          </table:table-cell>
          <table:table-cell office:value-type="string">
            <text:p>D,G,M,F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orbenic001">Nick Vorberg</text:a></text:p>
          </table:table-cell>
          <table:table-cell office:value-type="string">
            <text:p>GK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lebisin001">Sinisa Alebic</text:a></text:p>
          </table:table-cell>
          <table:table-cell table:style-name="ce2"/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reendan001">Dan Green</text:a></text:p>
          </table:table-cell>
          <table:table-cell office:value-type="string">
            <text:p>GK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ombrcha001">Chad Dombrowski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nch001">Bench</text:a></text:p>
          </table:table-cell>
          <table:table-cell table:style-name="ce2"/>
          <table:table-cell office:value-type="float" office:value="39">
            <text:p>39</text:p>
          </table:table-cell>
          <table:table-cell table:number-columns-repeated="7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5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Monterrey Fury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lopezmar001">Marco Lopez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9.2">
            <text:p>29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renale002">Alejandro Moreno</text:a></text:p>
          </table:table-cell>
          <table:table-cell office:value-type="string">
            <text:p>F,M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9.4">
            <text:p>29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rtigen001">Genoni Martinez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10.8">
            <text:p>10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oriamar001">Marco Coria</text:a></text:p>
          </table:table-cell>
          <table:table-cell office:value-type="string">
            <text:p>G,D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.1">
            <text:p>21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livarod001">Rodrigo Oliva</text:a></text:p>
          </table:table-cell>
          <table:table-cell table:style-name="ce2"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erezoct001">Octavio Perez</text:a>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edinosw001">Oswaldo Medina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quirovic001">Victor Quiroz</text:a></text:p>
          </table:table-cell>
          <table:table-cell office:value-type="string">
            <text:p>G,M,D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ilric001">Ricardo Gil</text:a>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aldiarm001">Armando Valdivia</text:a>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arcijul001">Julio Garcia</text:a></text:p>
          </table:table-cell>
          <table:table-cell table:style-name="ce2"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livadav001">David Oliva</text:a></text:p>
          </table:table-cell>
          <table:table-cell table:style-name="ce2"/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osalgus001">Gustavo Rosales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nch001">Bench</text:a></text:p>
          </table:table-cell>
          <table:table-cell table:style-name="ce2"/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orteaur001">Aurelio Portes</text:a></text:p>
          </table:table-cell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eranarm001">Armando Teran</text:a>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rroric001">Ricardo Barros</text:a></text:p>
          </table:table-cell>
          <table:table-cell table:style-name="ce2"/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ernamar001">Martin Hernandez</text:a></text:p>
          </table:table-cell>
          <table:table-cell table:style-name="ce2"/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rdeale001">Alejandro Cardenas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omezwal002">Walter Gomez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alvadan001">Daniel Galvan</text:a></text:p>
          </table:table-cell>
          <table:table-cell table:style-name="ce2"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irelhec001">Hector Mireles</text:a></text:p>
          </table:table-cell>
          <table:table-cell office:value-type="string">
            <text:p>GK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4">
          <table:table-cell table:style-name="Default" table:number-columns-repeated="18"/>
        </table:table-row>
        <table:table-row table:style-name="ro3">
          <table:table-cell table:style-name="Default" office:value-type="string">
            <text:p>Team: Philadelphia Kixx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dambrdon002">Don D'Ambra</text:a></text:p>
          </table:table-cell>
          <table:table-cell office:value-type="string">
            <text:p>F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7.1">
            <text:p>27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loankev001">Kevin Sloan</text:a></text:p>
          </table:table-cell>
          <table:table-cell office:value-type="string">
            <text:p>M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.5">
            <text:p>26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usumjoh002">John Nusum</text:a></text:p>
          </table:table-cell>
          <table:table-cell office:value-type="string">
            <text:p>F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rripat001">Pat Morris</text:a></text:p>
          </table:table-cell>
          <table:table-cell office:value-type="string">
            <text:p>G,D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hankjoe001">Joel Shanker</text:a>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.4">
            <text:p>36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oberze001">Ze Roberto</text:a></text:p>
          </table:table-cell>
          <table:table-cell office:value-type="string">
            <text:p>D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.4">
            <text:p>21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asicgor001">Goran Vasic</text:a></text:p>
          </table:table-cell>
          <table:table-cell office:value-type="string">
            <text:p>F,M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.1">
            <text:p>10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ottidam001">Damien Pottinger</text:a></text:p>
          </table:table-cell>
          <table:table-cell office:value-type="string">
            <text:p>M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.4">
            <text:p>22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rtoedg001">Edgar Bartolomeu</text:a></text:p>
          </table:table-cell>
          <table:table-cell office:value-type="string">
            <text:p>D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5.6">
            <text:p>25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rookgar001">Gary Brooks</text:a></text:p>
          </table:table-cell>
          <table:table-cell office:value-type="string">
            <text:p>F,M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oppand001">Andrew Kopp</text:a></text:p>
          </table:table-cell>
          <table:table-cell office:value-type="string">
            <text:p>D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oneysha001">Shawn Boney</text:a>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.9">
            <text:p>25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yerspta001">Ptah Myers</text:a></text:p>
          </table:table-cell>
          <table:table-cell office:value-type="string">
            <text:p>F,M,D,G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17.6">
            <text:p>17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orejef001">Jeff Moore</text:a></text:p>
          </table:table-cell>
          <table:table-cell office:value-type="string">
            <text:p>M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21.7">
            <text:p>21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ldrijer001">Jeremy Aldrich</text:a></text:p>
          </table:table-cell>
          <table:table-cell office:value-type="string">
            <text:p>D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15.8">
            <text:p>15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unsfles001">Les Lunsford</text:a></text:p>
          </table:table-cell>
          <table:table-cell table:style-name="ce2"/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ntondan001">Dan Antoniuk</text:a></text:p>
          </table:table-cell>
          <table:table-cell office:value-type="string">
            <text:p>F,D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ehrlchr001">Chris Fehrle</text:a></text:p>
          </table:table-cell>
          <table:table-cell office:value-type="string">
            <text:p>D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11.5">
            <text:p>11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appapet001">Pete Pappas</text:a></text:p>
          </table:table-cell>
          <table:table-cell office:value-type="string">
            <text:p>GK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nch001">Bench</text:a></text:p>
          </table:table-cell>
          <table:table-cell table:style-name="ce2"/>
          <table:table-cell office:value-type="float" office:value="39">
            <text:p>39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rnedev001">Devlin Barnes</text:a>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obsostu001">Stuart Dobson</text:a></text:p>
          </table:table-cell>
          <table:table-cell office:value-type="string">
            <text:p>GK</text:p>
          </table:table-cell>
          <table:table-cell office:value-type="float" office:value="7">
            <text:p>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3">
          <table:table-cell table:style-name="Default" office:value-type="string">
            <text:p>Team: San Diego Socker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ughymar001">Mark Ughy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utchste001">Steve Butcher</text:a>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.8">
            <text:p>30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ckrya001">Ryan Mack</text:a></text:p>
          </table:table-cell>
          <table:table-cell office:value-type="string">
            <text:p>M,F,C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.6">
            <text:p>28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omezher001">Herculez Gomez</text:a></text:p>
          </table:table-cell>
          <table:table-cell office:value-type="string">
            <text:p>M-F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.8">
            <text:p>20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reihew001">Hewerton Moreira</text:a></text:p>
          </table:table-cell>
          <table:table-cell office:value-type="string">
            <text:p>F,G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.8">
            <text:p>27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ollemar001">Mariano Bollella</text:a>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2.7">
            <text:p>22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righpau001">Paul Wright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legrmau001">Mauricio Alegre</text:a>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ntondan001">Dan Antoniuk</text:a></text:p>
          </table:table-cell>
          <table:table-cell office:value-type="string">
            <text:p>F,D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7">
            <text:p>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loutbra001">Braeden Cloutier</text:a>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.1">
            <text:p>11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ardjac001">Jacob Ward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rnausua001">Suad Arnautovic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johnsmat001">Matt Johnson</text:a></text:p>
          </table:table-cell>
          <table:table-cell office:value-type="string">
            <text:p>F,G,D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ucergui001">Guillermo Lucero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6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kudkev001">Kevin Sakuda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nch001">Bench</text:a></text:p>
          </table:table-cell>
          <table:table-cell table:style-name="ce2"/>
          <table:table-cell office:value-type="float" office:value="10">
            <text:p>10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oguevic001">Victor Nogueira</text:a></text:p>
          </table:table-cell>
          <table:table-cell office:value-type="string">
            <text:p>GK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izzonev001">Nevio Pizzolitto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eerhjus001">Justin Neerhof</text:a></text:p>
          </table:table-cell>
          <table:table-cell office:value-type="string">
            <text:p>GK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owersea001">Sean Bowers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St. Louis Steamer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reinijoe001">Joe Reiniger</text:a></text:p>
          </table:table-cell>
          <table:table-cell office:value-type="string">
            <text:p>F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8.6">
            <text:p>18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escoste001">Sterling Wescott</text:a></text:p>
          </table:table-cell>
          <table:table-cell office:value-type="string">
            <text:p>M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6.9">
            <text:p>26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pplemic001">Michael Apple</text:a></text:p>
          </table:table-cell>
          <table:table-cell office:value-type="string">
            <text:p>F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.6">
            <text:p>26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imarjef001">Jeff DiMaria</text:a></text:p>
          </table:table-cell>
          <table:table-cell office:value-type="string">
            <text:p>F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.1">
            <text:p>21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orandar001">Daryl Doran</text:a></text:p>
          </table:table-cell>
          <table:table-cell office:value-type="string">
            <text:p>M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9.5">
            <text:p>19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vidsha001">Shaun David</text:a></text:p>
          </table:table-cell>
          <table:table-cell office:value-type="string">
            <text:p>F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4.2">
            <text:p>24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usiaar001">Aaron Susi</text:a></text:p>
          </table:table-cell>
          <table:table-cell office:value-type="string">
            <text:p>G,F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1.4">
            <text:p>31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anteibr001">Ibrahim Kante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.2">
            <text:p>16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ollemar001">Mariano Bollella</text:a>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5.3">
            <text:p>15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ewsodj001">D.J. Newsom</text:a></text:p>
          </table:table-cell>
          <table:table-cell office:value-type="string">
            <text:p>D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oderran001">Randy Soderman</text:a></text:p>
          </table:table-cell>
          <table:table-cell office:value-type="string">
            <text:p>D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ariacar001">Carlos Farias</text:a>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.2">
            <text:p>13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opezmar001">Marco Lopez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9.2">
            <text:p>19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silnin001">Nino Da Silva</text:a></text:p>
          </table:table-cell>
          <table:table-cell office:value-type="string">
            <text:p>F,M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iqueadd001">Addae Rique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.8">
            <text:p>30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ousenat001">Nate Houser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2.5">
            <text:p>12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homacal001">Cal Thomas</text:a></text:p>
          </table:table-cell>
          <table:table-cell office:value-type="string">
            <text:p>F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.4">
            <text:p>36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utimat001">Matt Caution</text:a></text:p>
          </table:table-cell>
          <table:table-cell office:value-type="string">
            <text:p>D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.4">
            <text:p>15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altomal001">Mali Walton</text:a></text:p>
          </table:table-cell>
          <table:table-cell office:value-type="string">
            <text:p>D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.4">
            <text:p>9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cheecra001">Craig Scheer</text:a>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visjef001">Jeff Davis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errecfer001">Fernando Errecalde</text:a></text:p>
          </table:table-cell>
          <table:table-cell table:style-name="ce2"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elmorjes001">Jesse Elmore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cmiljus001">Justin McMillian</text:a></text:p>
          </table:table-cell>
          <table:table-cell office:value-type="string">
            <text:p>D,G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11.1">
            <text:p>11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irchmik001">Mike Kirchhoff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9.1">
            <text:p>9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wiftril001">Riley Swift</text:a></text:p>
          </table:table-cell>
          <table:table-cell office:value-type="string">
            <text:p>GK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ichabre002">Bret Richardson</text:a></text:p>
          </table:table-cell>
          <table:table-cell office:value-type="string">
            <text:p>GK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antedao001">Daouda Kante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raefbob001">Bob Graeff</text:a></text:p>
          </table:table-cell>
          <table:table-cell table:style-name="ce2"/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ennelin001">Lindsay Kennedy</text:a></text:p>
          </table:table-cell>
          <table:table-cell table:style-name="ce2"/>
          <table:table-cell office:value-type="float" office:value="3">
            <text:p>3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hillbre001">Brett Phillips</text:a></text:p>
          </table:table-cell>
          <table:table-cell office:value-type="string">
            <text:p>GK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ptikel001">Kellon Baptiste</text:a></text:p>
          </table:table-cell>
          <table:table-cell office:value-type="string">
            <text:p>GK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afedelv001">Elvir Kafedzic</text:a></text:p>
          </table:table-cell>
          <table:table-cell office:value-type="string">
            <text:p>F,M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nch001">Bench</text:a></text:p>
          </table:table-cell>
          <table:table-cell table:style-name="ce2"/>
          <table:table-cell office:value-type="float" office:value="40">
            <text:p>40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mithchr001">Chris Smith</text:a></text:p>
          </table:table-cell>
          <table:table-cell office:value-type="string">
            <text:p>GK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3">
          <table:table-cell table:style-name="Default" table:number-columns-repeated="18"/>
        </table:table-row>
        <table:table-row table:style-name="ro1">
          <table:table-cell table:style-name="Default" office:value-type="string">
            <text:p>Season: 2005-2006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Baltimore Blast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celengiu001">Giuliano Celenza</text:a></text:p>
          </table:table-cell>
          <table:table-cell office:value-type="string">
            <text:p>F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2.2">
            <text:p>32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etoada001">Adauto Neto</text:a></text:p>
          </table:table-cell>
          <table:table-cell office:value-type="string">
            <text:p>F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8.7">
            <text:p>38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scodav001">David Bascome</text:a></text:p>
          </table:table-cell>
          <table:table-cell office:value-type="string">
            <text:p>F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ristrob001">Robbie Aristodemo</text:a></text:p>
          </table:table-cell>
          <table:table-cell office:value-type="string">
            <text:p>M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22.7">
            <text:p>22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arcicar001">Carlos Garcia</text:a></text:p>
          </table:table-cell>
          <table:table-cell office:value-type="string">
            <text:p>F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.5">
            <text:p>24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ilejoe001">Joel Bailey</text:a></text:p>
          </table:table-cell>
          <table:table-cell office:value-type="string">
            <text:p>F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.4">
            <text:p>22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illwmac001">Machel Millwood</text:a>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8.9">
            <text:p>28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braden001">Denison Cabral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elsobil001">Billy Nelson</text:a></text:p>
          </table:table-cell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.3">
            <text:p>27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schalee001">Lee Tschantret</text:a></text:p>
          </table:table-cell>
          <table:table-cell office:value-type="string">
            <text:p>F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akefpj001">P.J. Wakefield</text:a></text:p>
          </table:table-cell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.2">
            <text:p>8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ellydan001">Dan Kelly</text:a></text:p>
          </table:table-cell>
          <table:table-cell office:value-type="string">
            <text:p>M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.8">
            <text:p>14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teeljon001">Jonny Steele</text:a>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ughric001">Rich Daughtridge</text:a></text:p>
          </table:table-cell>
          <table:table-cell office:value-type="string">
            <text:p>M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anteibr001">Ibrahim Kante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.3">
            <text:p>1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egiswen001">Wendell Regis</text:a></text:p>
          </table:table-cell>
          <table:table-cell office:value-type="string">
            <text:p>D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8.7">
            <text:p>8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ashidan001">Dante Washington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ibrahsum001">Sumed Ibrahim</text:a>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ellste001">Steve Fell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nch001">Bench</text:a></text:p>
          </table:table-cell>
          <table:table-cell table:style-name="ce2"/>
          <table:table-cell office:value-type="float" office:value="30">
            <text:p>30</text:p>
          </table:table-cell>
          <table:table-cell table:number-columns-repeated="7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ookimic001">Michael Lookingland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gu001">Sagu</text:a></text:p>
          </table:table-cell>
          <table:table-cell office:value-type="string">
            <text:p>GK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antedao001">Daouda Kante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nal001">Sanaldo</text:a></text:p>
          </table:table-cell>
          <table:table-cell office:value-type="string">
            <text:p>GK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California Cougar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figuevic001">Vicente Figueroa</text:a></text:p>
          </table:table-cell>
          <table:table-cell office:value-type="string">
            <text:p>D,M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.7">
            <text:p>34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usiaar001">Aaron Susi</text:a></text:p>
          </table:table-cell>
          <table:table-cell office:value-type="string">
            <text:p>G,F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7.6">
            <text:p>27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ilavber001">Bernie Lilavois</text:a></text:p>
          </table:table-cell>
          <table:table-cell office:value-type="string">
            <text:p>F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.5">
            <text:p>39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rookgar001">Gary Brooks</text:a></text:p>
          </table:table-cell>
          <table:table-cell office:value-type="string">
            <text:p>F,M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7.7">
            <text:p>27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ovarenr001">Enrique Tovar</text:a></text:p>
          </table:table-cell>
          <table:table-cell office:value-type="string">
            <text:p>F,M,D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8.7">
            <text:p>38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ekeluron001">Ronnie Ekelund</text:a>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.9">
            <text:p>22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icar001">Ricardinho</text:a></text:p>
          </table:table-cell>
          <table:table-cell office:value-type="string">
            <text:p>M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5.6">
            <text:p>25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lljoh001">John Ball</text:a>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.5">
            <text:p>17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arbebri001">Brian Farber</text:a></text:p>
          </table:table-cell>
          <table:table-cell office:value-type="string">
            <text:p>M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17.6">
            <text:p>17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edgebil001">Bill Sedgewick</text:a></text:p>
          </table:table-cell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2.2">
            <text:p>12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cheecra001">Craig Scheer</text:a></text:p>
          </table:table-cell>
          <table:table-cell office:value-type="string">
            <text:p>D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uttoant001">Antonio Sutton</text:a></text:p>
          </table:table-cell>
          <table:table-cell office:value-type="string">
            <text:p>D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12.9">
            <text:p>12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eoneato001">Ato Leone</text:a></text:p>
          </table:table-cell>
          <table:table-cell office:value-type="string">
            <text:p>M,F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bolaolu001">Oluwaseyi Abolaji</text:a></text:p>
          </table:table-cell>
          <table:table-cell office:value-type="string">
            <text:p>D,M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allrya001">Ryan Hall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8.3">
            <text:p>8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ilbenei001">Neil Gilbert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utimat001">Matt Caution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ndonvla001">Vlatko Andonovski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.1">
            <text:p>11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herant001">Anthony Maher</text:a></text:p>
          </table:table-cell>
          <table:table-cell office:value-type="string">
            <text:p>F,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opezmar001">Marco Lopez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nch001">Bench</text:a></text:p>
          </table:table-cell>
          <table:table-cell table:style-name="ce2"/>
          <table:table-cell office:value-type="float" office:value="30">
            <text:p>30</text:p>
          </table:table-cell>
          <table:table-cell table:number-columns-repeated="7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ivasren001">Rene Rivas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rtlcha001">Chad Bartlome</text:a>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jakubdom001">Dominik Jakubek</text:a></text:p>
          </table:table-cell>
          <table:table-cell office:value-type="string">
            <text:p>GK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arkijim001">Jim Larkin</text:a></text:p>
          </table:table-cell>
          <table:table-cell office:value-type="string">
            <text:p>GK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owlabri001">Brian Rowland</text:a></text:p>
          </table:table-cell>
          <table:table-cell office:value-type="string">
            <text:p>GK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ondochr001">Chris Wondolowski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leyrya001">Ryan Daley</text:a></text:p>
          </table:table-cell>
          <table:table-cell table:style-name="ce2"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Chicago Storm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ughymar001">Mark Ughy</text:a></text:p>
          </table:table-cell>
          <table:table-cell office:value-type="string">
            <text:p>F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.8">
            <text:p>26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artegus001">Gus Kartes</text:a></text:p>
          </table:table-cell>
          <table:table-cell office:value-type="string">
            <text:p>M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2.1">
            <text:p>22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tewamat001">Matthew Stewart</text:a></text:p>
          </table:table-cell>
          <table:table-cell office:value-type="string">
            <text:p>F,M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0.4">
            <text:p>30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rojnov001">Novica Marojevic</text:a></text:p>
          </table:table-cell>
          <table:table-cell office:value-type="string">
            <text:p>F,G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2.5">
            <text:p>22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radawa001">Awadalla Morad</text:a></text:p>
          </table:table-cell>
          <table:table-cell office:value-type="string">
            <text:p>F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7.1">
            <text:p>27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esansem001">Semir Mesanovic</text:a></text:p>
          </table:table-cell>
          <table:table-cell office:value-type="string">
            <text:p>M,F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3.1">
            <text:p>23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lavalaz001">Lazo Alavanja</text:a></text:p>
          </table:table-cell>
          <table:table-cell office:value-type="string">
            <text:p>M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4.5">
            <text:p>24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eisztam001">Tamas Weisz</text:a></text:p>
          </table:table-cell>
          <table:table-cell office:value-type="string">
            <text:p>F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.2">
            <text:p>16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allejor001">Jorge Valle</text:a></text:p>
          </table:table-cell>
          <table:table-cell office:value-type="string">
            <text:p>F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.3">
            <text:p>26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herant001">Anthony Maher</text:a></text:p>
          </table:table-cell>
          <table:table-cell office:value-type="string">
            <text:p>F,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9.2">
            <text:p>19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abin002">Fabinho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3.3">
            <text:p>1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lvarbyr001">Byron Alvarez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8.2">
            <text:p>18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lljoh001">John Ball</text:a>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7.6">
            <text:p>17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osenand001">Andy Rosenband</text:a>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altmdan001">Danny Waltman</text:a></text:p>
          </table:table-cell>
          <table:table-cell office:value-type="string">
            <text:p>G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lantden001">Denny Clanton</text:a></text:p>
          </table:table-cell>
          <table:table-cell office:value-type="string">
            <text:p>D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7.7">
            <text:p>7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ichejef001">Jeff Richey</text:a></text:p>
          </table:table-cell>
          <table:table-cell office:value-type="string">
            <text:p>G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ukineri001">Eric Lukin</text:a></text:p>
          </table:table-cell>
          <table:table-cell office:value-type="string">
            <text:p>D,F,M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evansjus001">Justin Evans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zardewil001">William Zardetto</text:a>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allrya001">Ryan Hall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zebiczla001">Zlatko Zebic</text:a>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ernigas001">Gaston Pernia</text:a></text:p>
          </table:table-cell>
          <table:table-cell office:value-type="string">
            <text:p>D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johnsmat001">Matt Johnson</text:a></text:p>
          </table:table-cell>
          <table:table-cell office:value-type="string">
            <text:p>F,G,D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nch001">Bench</text:a></text:p>
          </table:table-cell>
          <table:table-cell table:style-name="ce2"/>
          <table:table-cell office:value-type="float" office:value="30">
            <text:p>30</text:p>
          </table:table-cell>
          <table:table-cell table:number-columns-repeated="7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yegbtij001">Tijani Ayegbusi</text:a></text:p>
          </table:table-cell>
          <table:table-cell office:value-type="string">
            <text:p>D</text:p>
          </table:table-cell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table:style-name="Default"/>
        </table:table-row>
        <table:table-row table:style-name="ro1" table:number-rows-repeated="3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Milwaukee Wave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howesgre001">Greg Howes</text:a></text:p>
          </table:table-cell>
          <table:table-cell office:value-type="string">
            <text:p>F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2.6">
            <text:p>22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usostod001">Todd Dusosky</text:a></text:p>
          </table:table-cell>
          <table:table-cell office:value-type="string">
            <text:p>F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8.6">
            <text:p>38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ontamar001">Marcelo Fontana</text:a></text:p>
          </table:table-cell>
          <table:table-cell office:value-type="string">
            <text:p>M,F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5.8">
            <text:p>35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chmimat001">Matt Schmidt</text:a></text:p>
          </table:table-cell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.6">
            <text:p>28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ebraedu001">Eduardo Sebrango</text:a></text:p>
          </table:table-cell>
          <table:table-cell office:value-type="string">
            <text:p>F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livigiu001">Giuliano Oliviero</text:a></text:p>
          </table:table-cell>
          <table:table-cell office:value-type="string">
            <text:p>M,F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.4">
            <text:p>30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reihew001">Hewerton Moreira</text:a></text:p>
          </table:table-cell>
          <table:table-cell office:value-type="string">
            <text:p>F,G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usostro001">Troy Dusosky</text:a></text:p>
          </table:table-cell>
          <table:table-cell office:value-type="string">
            <text:p>G,D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.5">
            <text:p>20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reenjon001">Jonathan Greenfield</text:a></text:p>
          </table:table-cell>
          <table:table-cell office:value-type="string">
            <text:p>D,G,M,F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.9">
            <text:p>26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ingmic001">Michael King</text:a></text:p>
          </table:table-cell>
          <table:table-cell office:value-type="string">
            <text:p>M,D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3.3">
            <text:p>2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elaikyr001">Kyriakis Selaidopoulos</text:a></text:p>
          </table:table-cell>
          <table:table-cell office:value-type="string">
            <text:p>M,G,C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.1">
            <text:p>26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smanale001">Alen Osmanovic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ivilang001">Angel Rivillo</text:a></text:p>
          </table:table-cell>
          <table:table-cell office:value-type="string">
            <text:p>M-F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2.7">
            <text:p>22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ombrcha001">Chad Dombrowski</text:a></text:p>
          </table:table-cell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21.7">
            <text:p>21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iesnbre001">Brett Wiesner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30.8">
            <text:p>30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ammejoe001">Joe Hammes</text:a></text:p>
          </table:table-cell>
          <table:table-cell office:value-type="string">
            <text:p>D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1.8">
            <text:p>11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orrejoh001">Johnny Torres</text:a>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.1">
            <text:p>6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nch001">Bench</text:a></text:p>
          </table:table-cell>
          <table:table-cell table:style-name="ce2"/>
          <table:table-cell office:value-type="float" office:value="30">
            <text:p>30</text:p>
          </table:table-cell>
          <table:table-cell table:number-columns-repeated="7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esansem001">Semir Mesanovic</text:a></text:p>
          </table:table-cell>
          <table:table-cell office:value-type="string">
            <text:p>M,F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ckahlov001">Lovelace Ackah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orbenic001">Nick Vorberg</text:a></text:p>
          </table:table-cell>
          <table:table-cell office:value-type="string">
            <text:p>GK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owlabri001">Brian Rowland</text:a></text:p>
          </table:table-cell>
          <table:table-cell office:value-type="string">
            <text:p>GK</text:p>
          </table:table-cell>
          <table:table-cell office:value-type="float" office:value="6">
            <text:p>6</text:p>
          </table:table-cell>
          <table:table-cell table:number-columns-repeated="13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3">
          <table:table-cell table:style-name="Default" office:value-type="string">
            <text:p>Team: Philadelphia Kixx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nusumjoh002">John Nusum</text:a></text:p>
          </table:table-cell>
          <table:table-cell office:value-type="string">
            <text:p>F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7.6">
            <text:p>27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rripat001">Pat Morris</text:a></text:p>
          </table:table-cell>
          <table:table-cell office:value-type="string">
            <text:p>G,D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9.3">
            <text:p>19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mbrdon002">Don D'Ambra</text:a></text:p>
          </table:table-cell>
          <table:table-cell office:value-type="string">
            <text:p>F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8.9">
            <text:p>18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oppand001">Andrew Kopp</text:a></text:p>
          </table:table-cell>
          <table:table-cell office:value-type="string">
            <text:p>D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8.9">
            <text:p>28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oneysha001">Shawn Boney</text:a></text:p>
          </table:table-cell>
          <table:table-cell office:value-type="string">
            <text:p>F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.9">
            <text:p>28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yerspta001">Ptah Myers</text:a></text:p>
          </table:table-cell>
          <table:table-cell office:value-type="string">
            <text:p>F,M,D,G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stedav001">David Castellanos</text:a></text:p>
          </table:table-cell>
          <table:table-cell office:value-type="string">
            <text:p>F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5.6">
            <text:p>25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elevdin001">Dino Delevski</text:a>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asicgor001">Goran Vasic</text:a></text:p>
          </table:table-cell>
          <table:table-cell office:value-type="string">
            <text:p>F,M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6.3">
            <text:p>16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ifejos001">Josh Rife</text:a></text:p>
          </table:table-cell>
          <table:table-cell office:value-type="string">
            <text:p>D,G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.9">
            <text:p>42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uastand001">Andy Guastaferro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loankev001">Kevin Sloan</text:a>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12.8">
            <text:p>12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epalgar001">Gary Depalma</text:a>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chofdav001">David Schofield</text:a></text:p>
          </table:table-cell>
          <table:table-cell office:value-type="string">
            <text:p>M,G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8.2">
            <text:p>18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ehrlchr001">Chris Fehrle</text:a></text:p>
          </table:table-cell>
          <table:table-cell office:value-type="string">
            <text:p>D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11.1">
            <text:p>11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ndonvla001">Vlatko Andonovski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neiltim001">Tim O'Neill</text:a>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ottidam001">Damien Pottinger</text:a>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rookgar001">Gary Brooks</text:a></text:p>
          </table:table-cell>
          <table:table-cell office:value-type="string">
            <text:p>F,M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nch001">Bench</text:a></text:p>
          </table:table-cell>
          <table:table-cell table:style-name="ce2"/>
          <table:table-cell office:value-type="float" office:value="30">
            <text:p>30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ackeste001">Steve Wacker</text:a>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appapet001">Pete Pappas</text:a></text:p>
          </table:table-cell>
          <table:table-cell office:value-type="string">
            <text:p>GK</text:p>
          </table:table-cell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obercla001">Clay Roberts</text:a></text:p>
          </table:table-cell>
          <table:table-cell office:value-type="string">
            <text:p>D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obsostu001">Stuart Dobson</text:a></text:p>
          </table:table-cell>
          <table:table-cell office:value-type="string">
            <text:p>GK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St. Louis Steamer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beasljam001">Jamar Beasley</text:a></text:p>
          </table:table-cell>
          <table:table-cell office:value-type="string">
            <text:p>M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.7">
            <text:p>29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vidsha001">Shaun David</text:a></text:p>
          </table:table-cell>
          <table:table-cell office:value-type="string">
            <text:p>F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1.3">
            <text:p>31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pplemic001">Michael Apple</text:a></text:p>
          </table:table-cell>
          <table:table-cell office:value-type="string">
            <text:p>F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rtigen001">Genoni Martinez</text:a></text:p>
          </table:table-cell>
          <table:table-cell office:value-type="string">
            <text:p>D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.8">
            <text:p>16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ariacar001">Carlos Farias</text:a></text:p>
          </table:table-cell>
          <table:table-cell office:value-type="string">
            <text:p>M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.7">
            <text:p>19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ollemar001">Mariano Bollella</text:a></text:p>
          </table:table-cell>
          <table:table-cell office:value-type="string">
            <text:p>M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4.6">
            <text:p>24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imarjef001">Jeff DiMaria</text:a></text:p>
          </table:table-cell>
          <table:table-cell office:value-type="string">
            <text:p>F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1.8">
            <text:p>31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einijoe001">Joe Reiniger</text:a></text:p>
          </table:table-cell>
          <table:table-cell office:value-type="string">
            <text:p>F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aumosan001">Sandre Naumoski</text:a></text:p>
          </table:table-cell>
          <table:table-cell office:value-type="string">
            <text:p>M,F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.1">
            <text:p>24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oderran001">Randy Soderman</text:a></text:p>
          </table:table-cell>
          <table:table-cell office:value-type="string">
            <text:p>D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.5">
            <text:p>25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escoste001">Sterling Wescott</text:a></text:p>
          </table:table-cell>
          <table:table-cell office:value-type="string">
            <text:p>M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1.1">
            <text:p>21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afedelv001">Elvir Kafedzic</text:a></text:p>
          </table:table-cell>
          <table:table-cell office:value-type="string">
            <text:p>F,M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6.7">
            <text:p>2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ewsodj001">D.J. Newsom</text:a></text:p>
          </table:table-cell>
          <table:table-cell office:value-type="string">
            <text:p>D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7.4">
            <text:p>17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hantmar001">Marcos Chantel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8.6">
            <text:p>28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cmiljus001">Justin McMillian</text:a></text:p>
          </table:table-cell>
          <table:table-cell office:value-type="string">
            <text:p>D,G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7.7">
            <text:p>7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altomal001">Mali Walton</text:a></text:p>
          </table:table-cell>
          <table:table-cell office:value-type="string">
            <text:p>D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23">
            <text:p>23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ottidam001">Damien Pottinger</text:a>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hillbre001">Brett Phillips</text:a></text:p>
          </table:table-cell>
          <table:table-cell office:value-type="string">
            <text:p>GK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nch001">Bench</text:a></text:p>
          </table:table-cell>
          <table:table-cell table:style-name="ce2"/>
          <table:table-cell office:value-type="float" office:value="30">
            <text:p>30</text:p>
          </table:table-cell>
          <table:table-cell table:number-columns-repeated="7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elmorjes001">Jesse Elmore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oehljam001">James Koehler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elfvibay001">Bayard Elfvin</text:a></text:p>
          </table:table-cell>
          <table:table-cell office:value-type="string">
            <text:p>G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rtirey001">Rey Martinez</text:a></text:p>
          </table:table-cell>
          <table:table-cell office:value-type="string">
            <text:p>F,D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irchmik001">Mike Kirchhoff</text:a></text:p>
          </table:table-cell>
          <table:table-cell office:value-type="string">
            <text:p>D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amazomi001">Omid Namazi</text:a></text:p>
          </table:table-cell>
          <table:table-cell office:value-type="string">
            <text:p>D,M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Season: 2006-2007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Baltimore Blast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millwmac001">Machel Millwood</text:a></text:p>
          </table:table-cell>
          <table:table-cell office:value-type="string">
            <text:p>F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.2">
            <text:p>27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braden001">Denison Cabral</text:a></text:p>
          </table:table-cell>
          <table:table-cell office:value-type="string">
            <text:p>F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.1">
            <text:p>19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arcicar001">Carlos Garcia</text:a></text:p>
          </table:table-cell>
          <table:table-cell office:value-type="string">
            <text:p>F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.5">
            <text:p>27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atsomat001">Matt Watson</text:a></text:p>
          </table:table-cell>
          <table:table-cell office:value-type="string">
            <text:p>M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.4">
            <text:p>24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elsobil001">Billy Nelson</text:a></text:p>
          </table:table-cell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.7">
            <text:p>23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elengiu001">Giuliano Celenza</text:a>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teeljon001">Jonny Steele</text:a></text:p>
          </table:table-cell>
          <table:table-cell office:value-type="string">
            <text:p>M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ristrob001">Robbie Aristodemo</text:a></text:p>
          </table:table-cell>
          <table:table-cell office:value-type="string">
            <text:p>M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5.5">
            <text:p>15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alketar001">Tarik Walker</text:a></text:p>
          </table:table-cell>
          <table:table-cell office:value-type="string">
            <text:p>F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.3">
            <text:p>27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akefpj001">P.J. Wakefield</text:a></text:p>
          </table:table-cell>
          <table:table-cell office:value-type="string">
            <text:p>D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schalee001">Lee Tschantret</text:a></text:p>
          </table:table-cell>
          <table:table-cell office:value-type="string">
            <text:p>F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.3">
            <text:p>12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rtirey001">Rey Martinez</text:a></text:p>
          </table:table-cell>
          <table:table-cell office:value-type="string">
            <text:p>F,D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ookimic001">Michael Lookingland</text:a></text:p>
          </table:table-cell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1.6">
            <text:p>11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hingor001">Gordon Chin</text:a>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1.1">
            <text:p>11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egiswen001">Wendell Regis</text:a></text:p>
          </table:table-cell>
          <table:table-cell office:value-type="string">
            <text:p>D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4.8">
            <text:p>4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etoada001">Adauto Neto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scodav001">David Bascome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ellste001">Steve Fell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nch001">Bench</text:a></text:p>
          </table:table-cell>
          <table:table-cell table:style-name="ce2"/>
          <table:table-cell office:value-type="float" office:value="30">
            <text:p>30</text:p>
          </table:table-cell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owlabri001">Brian Rowland</text:a></text:p>
          </table:table-cell>
          <table:table-cell office:value-type="string">
            <text:p>GK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uckapat001">Patrick Ouckama</text:a>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eagucri001">Cristian Neagu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gu001">Sagu</text:a></text:p>
          </table:table-cell>
          <table:table-cell office:value-type="string">
            <text:p>GK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California Cougar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tovarenr001">Enrique Tovar</text:a></text:p>
          </table:table-cell>
          <table:table-cell office:value-type="string">
            <text:p>F,M,D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.6">
            <text:p>28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iguevic001">Vicente Figueroa</text:a></text:p>
          </table:table-cell>
          <table:table-cell office:value-type="string">
            <text:p>D,M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7.1">
            <text:p>27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arbebri001">Brian Farber</text:a></text:p>
          </table:table-cell>
          <table:table-cell office:value-type="string">
            <text:p>M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.9">
            <text:p>37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usiaar001">Aaron Susi</text:a></text:p>
          </table:table-cell>
          <table:table-cell office:value-type="string">
            <text:p>G,F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.6">
            <text:p>24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ilavber001">Bernie Lilavois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9.3">
            <text:p>29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uttoant001">Antonio Sutton</text:a></text:p>
          </table:table-cell>
          <table:table-cell office:value-type="string">
            <text:p>D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1.2">
            <text:p>21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cheecra001">Craig Scheer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.9">
            <text:p>22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ntanel001">Nelson Santana</text:a></text:p>
          </table:table-cell>
          <table:table-cell office:value-type="string">
            <text:p>M,D,G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5.9">
            <text:p>15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rtijor001">Jorge Martinez</text:a></text:p>
          </table:table-cell>
          <table:table-cell table:style-name="ce2"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1.6">
            <text:p>31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lljoh001">John Ball</text:a>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4.7">
            <text:p>14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esansem001">Semir Mesanovic</text:a></text:p>
          </table:table-cell>
          <table:table-cell office:value-type="string">
            <text:p>M,F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3.9">
            <text:p>13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allrya001">Ryan Hall</text:a></text:p>
          </table:table-cell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61">
            <text:p>61</text:p>
          </table:table-cell>
          <table:table-cell table:number-columns-repeated="4" office:value-type="float" office:value="0">
            <text:p>0</text:p>
          </table:table-cell>
          <table:table-cell office:value-type="float" office:value="10.7">
            <text:p>10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elezedu001">Eduardo Velez</text:a></text:p>
          </table:table-cell>
          <table:table-cell office:value-type="string">
            <text:p>G,D,M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11.1">
            <text:p>11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toddmyl001">Myles Stoddard</text:a>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7.5">
            <text:p>37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afedelv001">Elvir Kafedzic</text:a></text:p>
          </table:table-cell>
          <table:table-cell office:value-type="string">
            <text:p>F,M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1.5">
            <text:p>11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cneleva001">Evan McNeley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eoneato001">Ato Leone</text:a></text:p>
          </table:table-cell>
          <table:table-cell office:value-type="string">
            <text:p>M,F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hantmar001">Marcos Chantel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7.1">
            <text:p>7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utimat001">Matt Caution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rtlcha001">Chad Bartlome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nch001">Bench</text:a></text:p>
          </table:table-cell>
          <table:table-cell table:style-name="ce2"/>
          <table:table-cell office:value-type="float" office:value="30">
            <text:p>30</text:p>
          </table:table-cell>
          <table:table-cell table:number-columns-repeated="7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cdoumat001">Matt McDougall</text:a></text:p>
          </table:table-cell>
          <table:table-cell office:value-type="string">
            <text:p>GK</text:p>
          </table:table-cell>
          <table:table-cell office:value-type="float" office:value="9">
            <text:p>9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cgredan001">Dana McGregor</text:a></text:p>
          </table:table-cell>
          <table:table-cell table:style-name="ce2"/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elimadi001">Adilson DeLima</text:a>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elfvibay001">Bayard Elfvin</text:a></text:p>
          </table:table-cell>
          <table:table-cell office:value-type="string">
            <text:p>G</text:p>
          </table:table-cell>
          <table:table-cell office:value-type="float" office:value="9">
            <text:p>9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bolaolu001">Oluwaseyi Abolaji</text:a></text:p>
          </table:table-cell>
          <table:table-cell office:value-type="string">
            <text:p>D,M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jakubdom001">Dominik Jakubek</text:a></text:p>
          </table:table-cell>
          <table:table-cell office:value-type="string">
            <text:p>GK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Chicago Storm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armstste001">Stephen Armstrong</text:a></text:p>
          </table:table-cell>
          <table:table-cell office:value-type="string">
            <text:p>M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7.6">
            <text:p>27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ughymar001">Mark Ughy</text:a></text:p>
          </table:table-cell>
          <table:table-cell office:value-type="string">
            <text:p>F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9.2">
            <text:p>29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tewamat001">Matthew Stewart</text:a></text:p>
          </table:table-cell>
          <table:table-cell office:value-type="string">
            <text:p>F,M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.8">
            <text:p>20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ollemar001">Mariano Bollella</text:a></text:p>
          </table:table-cell>
          <table:table-cell office:value-type="string">
            <text:p>M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3.3">
            <text:p>2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radawa001">Awadalla Morad</text:a></text:p>
          </table:table-cell>
          <table:table-cell office:value-type="string">
            <text:p>F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.6">
            <text:p>29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andschr001">Chris Handsor</text:a></text:p>
          </table:table-cell>
          <table:table-cell office:value-type="string">
            <text:p>F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.1">
            <text:p>24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osenand001">Andy Rosenband</text:a></text:p>
          </table:table-cell>
          <table:table-cell office:value-type="string">
            <text:p>M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4.4">
            <text:p>24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allejor001">Jorge Valle</text:a></text:p>
          </table:table-cell>
          <table:table-cell office:value-type="string">
            <text:p>F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.3">
            <text:p>31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oderran001">Randy Soderman</text:a></text:p>
          </table:table-cell>
          <table:table-cell office:value-type="string">
            <text:p>D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15.4">
            <text:p>15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lljoh001">John Ball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2"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2.6">
            <text:p>22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risschr001">Chris Brisson</text:a></text:p>
          </table:table-cell>
          <table:table-cell office:value-type="string">
            <text:p>D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3.8">
            <text:p>43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abin002">Fabinho</text:a></text:p>
          </table:table-cell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afedelv001">Elvir Kafedzic</text:a></text:p>
          </table:table-cell>
          <table:table-cell office:value-type="string">
            <text:p>F,M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1.1">
            <text:p>11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vicbra001">Branko Savic</text:a></text:p>
          </table:table-cell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esansem001">Semir Mesanovic</text:a></text:p>
          </table:table-cell>
          <table:table-cell office:value-type="string">
            <text:p>M,F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nch001">Bench</text:a></text:p>
          </table:table-cell>
          <table:table-cell table:style-name="ce2"/>
          <table:table-cell office:value-type="float" office:value="30">
            <text:p>30</text:p>
          </table:table-cell>
          <table:table-cell table:number-columns-repeated="7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lebisin001">Sinisa Alebic</text:a></text:p>
          </table:table-cell>
          <table:table-cell table:style-name="ce2"/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ichejef001">Jeff Richey</text:a></text:p>
          </table:table-cell>
          <table:table-cell office:value-type="string">
            <text:p>G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arkijim001">Jim Larkin</text:a></text:p>
          </table:table-cell>
          <table:table-cell office:value-type="string">
            <text:p>GK</text:p>
          </table:table-cell>
          <table:table-cell office:value-type="float" office:value="24">
            <text:p>24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letzwil001">Will Kletzien</text:a></text:p>
          </table:table-cell>
          <table:table-cell office:value-type="string">
            <text:p>G,D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ernigas001">Gaston Pernia</text:a></text:p>
          </table:table-cell>
          <table:table-cell office:value-type="string">
            <text:p>D</text:p>
          </table:table-cell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table:number-columns-repeated="5" office:value-type="float" office:value="0">
            <text:p>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Detroit Ignition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beasljam001">Jamar Beasley</text:a></text:p>
          </table:table-cell>
          <table:table-cell office:value-type="string">
            <text:p>M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.5">
            <text:p>25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ariacar001">Carlos Farias</text:a></text:p>
          </table:table-cell>
          <table:table-cell office:value-type="string">
            <text:p>M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.5">
            <text:p>14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pplemic001">Michael Apple</text:a></text:p>
          </table:table-cell>
          <table:table-cell office:value-type="string">
            <text:p>F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.1">
            <text:p>26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mpswor001">Worteh Sampson</text:a></text:p>
          </table:table-cell>
          <table:table-cell office:value-type="string">
            <text:p>F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.6">
            <text:p>29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reihew001">Hewerton Moreira</text:a></text:p>
          </table:table-cell>
          <table:table-cell office:value-type="string">
            <text:p>F,G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.8">
            <text:p>20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elaikyr001">Kyriakis Selaidopoulos</text:a></text:p>
          </table:table-cell>
          <table:table-cell office:value-type="string">
            <text:p>M,G,C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5.5">
            <text:p>25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rojnov001">Novica Marojevic</text:a></text:p>
          </table:table-cell>
          <table:table-cell office:value-type="string">
            <text:p>F,G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reenjon001">Jonathan Greenfield</text:a></text:p>
          </table:table-cell>
          <table:table-cell office:value-type="string">
            <text:p>D,G,M,F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icar001">Ricardinho</text:a></text:p>
          </table:table-cell>
          <table:table-cell office:value-type="string">
            <text:p>M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18.9">
            <text:p>18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jerimio001">Miodrag Djerisilo</text:a></text:p>
          </table:table-cell>
          <table:table-cell office:value-type="string">
            <text:p>C,M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lladro001">Droo Callahan</text:a></text:p>
          </table:table-cell>
          <table:table-cell office:value-type="string">
            <text:p>D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.1">
            <text:p>17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ifejos001">Josh Rife</text:a></text:p>
          </table:table-cell>
          <table:table-cell office:value-type="string">
            <text:p>D,G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21.1">
            <text:p>21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llemau001">Mauricio Salles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8.1">
            <text:p>8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johnsmat001">Matt Johnson</text:a></text:p>
          </table:table-cell>
          <table:table-cell office:value-type="string">
            <text:p>F,G,D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icedou001">Doug Rice</text:a></text:p>
          </table:table-cell>
          <table:table-cell office:value-type="string">
            <text:p>M,D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ckrya001">Ryan Mack</text:a></text:p>
          </table:table-cell>
          <table:table-cell office:value-type="string">
            <text:p>M,F,C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5.6">
            <text:p>5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edgebil001">Bill Sedgewick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5.9">
            <text:p>5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altmdan001">Danny Waltman</text:a></text:p>
          </table:table-cell>
          <table:table-cell office:value-type="string">
            <text:p>G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raftnat001">Nate Craft</text:a></text:p>
          </table:table-cell>
          <table:table-cell office:value-type="string">
            <text:p>D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nal001">Sanaldo</text:a></text:p>
          </table:table-cell>
          <table:table-cell office:value-type="string">
            <text:p>GK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nch001">Bench</text:a></text:p>
          </table:table-cell>
          <table:table-cell table:style-name="ce2"/>
          <table:table-cell office:value-type="float" office:value="30">
            <text:p>30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Milwaukee Wave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howesgre001">Greg Howes</text:a></text:p>
          </table:table-cell>
          <table:table-cell office:value-type="string">
            <text:p>F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7.1">
            <text:p>17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usostod001">Todd Dusosky</text:a></text:p>
          </table:table-cell>
          <table:table-cell office:value-type="string">
            <text:p>F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.8">
            <text:p>30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livigiu001">Giuliano Oliviero</text:a></text:p>
          </table:table-cell>
          <table:table-cell office:value-type="string">
            <text:p>M,F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usostro001">Troy Dusosky</text:a></text:p>
          </table:table-cell>
          <table:table-cell office:value-type="string">
            <text:p>G,D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.2">
            <text:p>17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herant001">Anthony Maher</text:a></text:p>
          </table:table-cell>
          <table:table-cell office:value-type="string">
            <text:p>F,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eitemar002">Marcio Leite</text:a></text:p>
          </table:table-cell>
          <table:table-cell office:value-type="string">
            <text:p>F,M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1.1">
            <text:p>21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ontamar001">Marcelo Fontana</text:a></text:p>
          </table:table-cell>
          <table:table-cell office:value-type="string">
            <text:p>M,F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9.8">
            <text:p>29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ammejoe001">Joe Hammes</text:a></text:p>
          </table:table-cell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21.3">
            <text:p>21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orrejoh001">Johnny Torres</text:a></text:p>
          </table:table-cell>
          <table:table-cell office:value-type="string">
            <text:p>F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ombrcha001">Chad Dombrowski</text:a></text:p>
          </table:table-cell>
          <table:table-cell office:value-type="string">
            <text:p>D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.6">
            <text:p>21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ingmic001">Michael King</text:a></text:p>
          </table:table-cell>
          <table:table-cell office:value-type="string">
            <text:p>M,D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ordotyr001">Tyrone Gordon</text:a>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8.6">
            <text:p>28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iesnbre001">Brett Wiesner</text:a></text:p>
          </table:table-cell>
          <table:table-cell office:value-type="string">
            <text:p>M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.4">
            <text:p>15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ulleora001">Oral Bullen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asicgor001">Goran Vasic</text:a></text:p>
          </table:table-cell>
          <table:table-cell office:value-type="string">
            <text:p>F,M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8.3">
            <text:p>8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ntomar001">Marcelo Santos</text:a>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.2">
            <text:p>18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ckahlov001">Lovelace Ackah</text:a></text:p>
          </table:table-cell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float" office:value="4.2">
            <text:p>4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hillbre001">Brett Phillips</text:a></text:p>
          </table:table-cell>
          <table:table-cell office:value-type="string">
            <text:p>GK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reendan001">Dan Green</text:a></text:p>
          </table:table-cell>
          <table:table-cell office:value-type="string">
            <text:p>GK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shittob001">Tobi Oshitola</text:a></text:p>
          </table:table-cell>
          <table:table-cell table:style-name="ce2"/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nch001">Bench</text:a></text:p>
          </table:table-cell>
          <table:table-cell table:style-name="ce2"/>
          <table:table-cell office:value-type="float" office:value="30">
            <text:p>30</text:p>
          </table:table-cell>
          <table:table-cell table:number-columns-repeated="7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yegbtij001">Tijani Ayegbusi</text:a></text:p>
          </table:table-cell>
          <table:table-cell office:value-type="string">
            <text:p>D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emourog001">Roger Gemoules</text:a></text:p>
          </table:table-cell>
          <table:table-cell office:value-type="string">
            <text:p>F,G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orbenic001">Nick Vorberg</text:a></text:p>
          </table:table-cell>
          <table:table-cell office:value-type="string">
            <text:p>GK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ullesal001">Salim Bullen</text:a>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18"/>
        </table:table-row>
        <table:table-row table:style-name="ro3">
          <table:table-cell table:style-name="Default" office:value-type="string">
            <text:p>Team: Philadelphia Kixx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dambrdon002">Don D'Ambra</text:a></text:p>
          </table:table-cell>
          <table:table-cell office:value-type="string">
            <text:p>F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8.1">
            <text:p>38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rtigen001">Genoni Martinez</text:a></text:p>
          </table:table-cell>
          <table:table-cell office:value-type="string">
            <text:p>D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20.8">
            <text:p>20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onatton001">Tony Donatelli</text:a></text:p>
          </table:table-cell>
          <table:table-cell office:value-type="string">
            <text:p>F,M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8.8">
            <text:p>28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usumjoh002">John Nusum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7.9">
            <text:p>27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elevdin001">Dino Delevski</text:a></text:p>
          </table:table-cell>
          <table:table-cell office:value-type="string">
            <text:p>M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.5">
            <text:p>16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rripat001">Pat Morris</text:a></text:p>
          </table:table-cell>
          <table:table-cell office:value-type="string">
            <text:p>G,D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1.1">
            <text:p>21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yerspta001">Ptah Myers</text:a></text:p>
          </table:table-cell>
          <table:table-cell office:value-type="string">
            <text:p>F,M,D,G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0.3">
            <text:p>20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oneysha001">Shawn Boney</text:a></text:p>
          </table:table-cell>
          <table:table-cell office:value-type="string">
            <text:p>F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.5">
            <text:p>23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rtoedg001">Edgar Bartolomeu</text:a></text:p>
          </table:table-cell>
          <table:table-cell office:value-type="string">
            <text:p>D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.9">
            <text:p>21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uastand001">Andy Guastaferro</text:a></text:p>
          </table:table-cell>
          <table:table-cell office:value-type="string">
            <text:p>M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aumosan001">Sandre Naumoski</text:a></text:p>
          </table:table-cell>
          <table:table-cell office:value-type="string">
            <text:p>M,F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.6">
            <text:p>14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stedav001">David Castellanos</text:a></text:p>
          </table:table-cell>
          <table:table-cell office:value-type="string">
            <text:p>F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.8">
            <text:p>15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ackeste001">Steve Wacker</text:a>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oppand001">Andrew Kopp</text:a></text:p>
          </table:table-cell>
          <table:table-cell office:value-type="string">
            <text:p>D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9.7">
            <text:p>9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rtocas001">Casey Barton</text:a></text:p>
          </table:table-cell>
          <table:table-cell office:value-type="string">
            <text:p>D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28.6">
            <text:p>28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obercla001">Clay Roberts</text:a></text:p>
          </table:table-cell>
          <table:table-cell office:value-type="string">
            <text:p>D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nch001">Bench</text:a></text:p>
          </table:table-cell>
          <table:table-cell table:style-name="ce2"/>
          <table:table-cell office:value-type="float" office:value="30">
            <text:p>30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imsesco001">Scott Wimsey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otchjas001">Jason Hotchkin</text:a></text:p>
          </table:table-cell>
          <table:table-cell office:value-type="string">
            <text:p>G,D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appapet001">Pete Pappas</text:a></text:p>
          </table:table-cell>
          <table:table-cell office:value-type="string">
            <text:p>GK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annipat001">Pat Hannigan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13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3">
          <table:table-cell table:style-name="Default" table:number-columns-repeated="18"/>
        </table:table-row>
        <table:table-row table:style-name="ro1">
          <table:table-cell table:style-name="Default" office:value-type="string">
            <text:p>Season: 2007-2008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Baltimore Blast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cabraden001">Denison Cabral</text:a></text:p>
          </table:table-cell>
          <table:table-cell office:value-type="string">
            <text:p>F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7.9">
            <text:p>27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illwmac001">Machel Millwood</text:a></text:p>
          </table:table-cell>
          <table:table-cell office:value-type="string">
            <text:p>F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26.3">
            <text:p>26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onzaluc002">Lucio Gonzaga</text:a></text:p>
          </table:table-cell>
          <table:table-cell office:value-type="string">
            <text:p>F,M,D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.4">
            <text:p>25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ookimic001">Michael Lookingland</text:a></text:p>
          </table:table-cell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.2">
            <text:p>29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scodav001">David Bascome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etoada001">Adauto Neto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arcicar001">Carlos Garcia</text:a></text:p>
          </table:table-cell>
          <table:table-cell office:value-type="string">
            <text:p>F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.2">
            <text:p>21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elengiu001">Giuliano Celenza</text:a></text:p>
          </table:table-cell>
          <table:table-cell office:value-type="string">
            <text:p>F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7.7">
            <text:p>17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akefpj001">P.J. Wakefield</text:a></text:p>
          </table:table-cell>
          <table:table-cell office:value-type="string">
            <text:p>D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4.9">
            <text:p>14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ristrob001">Robbie Aristodemo</text:a></text:p>
          </table:table-cell>
          <table:table-cell office:value-type="string">
            <text:p>M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oddmic001">Michael Todd</text:a></text:p>
          </table:table-cell>
          <table:table-cell office:value-type="string">
            <text:p>F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18.2">
            <text:p>18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atsomat001">Matt Watson</text:a>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7.8">
            <text:p>27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elsobil001">Billy Nelson</text:a></text:p>
          </table:table-cell>
          <table:table-cell office:value-type="string">
            <text:p>D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.5">
            <text:p>23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rtirey001">Rey Martinez</text:a></text:p>
          </table:table-cell>
          <table:table-cell office:value-type="string">
            <text:p>F,D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uetesco001">Scott Buete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denmar001">Marko Bedenikovic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iercrya001">Ryan Pierce</text:a></text:p>
          </table:table-cell>
          <table:table-cell office:value-type="string">
            <text:p>D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rcerau001">Raul Marcel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erndav001">Dave Kern</text:a></text:p>
          </table:table-cell>
          <table:table-cell office:value-type="string">
            <text:p>G,F</text:p>
          </table:table-cell>
          <table:table-cell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nch001">Bench</text:a></text:p>
          </table:table-cell>
          <table:table-cell table:style-name="ce2"/>
          <table:table-cell office:value-type="float" office:value="30">
            <text:p>30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gu001">Sagu</text:a></text:p>
          </table:table-cell>
          <table:table-cell office:value-type="string">
            <text:p>GK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evlibri001">Brian Devlin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California Cougar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tovarenr001">Enrique Tovar</text:a></text:p>
          </table:table-cell>
          <table:table-cell office:value-type="string">
            <text:p>F,M,D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1.9">
            <text:p>31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esansem001">Semir Mesanovic</text:a></text:p>
          </table:table-cell>
          <table:table-cell office:value-type="string">
            <text:p>M,F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.4">
            <text:p>17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arbebri001">Brian Farber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6.4">
            <text:p>36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ntanel001">Nelson Santana</text:a></text:p>
          </table:table-cell>
          <table:table-cell office:value-type="string">
            <text:p>M,D,G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5.6">
            <text:p>25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andschr001">Chris Handsor</text:a>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0.6">
            <text:p>30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ilavber001">Bernie Lilavois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8.6">
            <text:p>28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uttoant001">Antonio Sutton</text:a></text:p>
          </table:table-cell>
          <table:table-cell office:value-type="string">
            <text:p>D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.6">
            <text:p>28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cneleva001">Evan McNeley</text:a></text:p>
          </table:table-cell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cheecra001">Craig Scheer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.8">
            <text:p>15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bembfra001">Franck M'bemba</text:a></text:p>
          </table:table-cell>
          <table:table-cell table:style-name="ce2"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.6">
            <text:p>20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teramaj001">Majell Aterado</text:a></text:p>
          </table:table-cell>
          <table:table-cell office:value-type="string">
            <text:p>F,M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5.8">
            <text:p>15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aldo001">Naldo</text:a>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1.4">
            <text:p>21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elezedu001">Eduardo Velez</text:a></text:p>
          </table:table-cell>
          <table:table-cell office:value-type="string">
            <text:p>G,D,M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3.5">
            <text:p>23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illilee001">Lee Williams</text:a></text:p>
          </table:table-cell>
          <table:table-cell table:style-name="ce2"/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3.5">
            <text:p>23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intolui001">Luis Pinto</text:a>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42.9">
            <text:p>42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uperped001">Pedro Lupercio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utimat001">Matt Caution</text:a></text:p>
          </table:table-cell>
          <table:table-cell office:value-type="string">
            <text:p>D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float" office:value="21.4">
            <text:p>21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ntomar001">Marcelo Santos</text:a>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owkup001">Kupono Low</text:a>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8.6">
            <text:p>28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onseaar001">Aaron Bonser</text:a>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allrya001">Ryan Hall</text:a></text:p>
          </table:table-cell>
          <table:table-cell office:value-type="string">
            <text:p>D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4.5">
            <text:p>4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hingor001">Gordon Chin</text:a>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hantmar001">Marcos Chantel</text:a></text:p>
          </table:table-cell>
          <table:table-cell office:value-type="string">
            <text:p>D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.1">
            <text:p>11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eoneato001">Ato Leone</text:a></text:p>
          </table:table-cell>
          <table:table-cell office:value-type="string">
            <text:p>M,F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rchigar001">Garth Archibald</text:a>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cdoumat001">Matt McDougall</text:a></text:p>
          </table:table-cell>
          <table:table-cell office:value-type="string">
            <text:p>GK</text:p>
          </table:table-cell>
          <table:table-cell office:value-type="float" office:value="9">
            <text:p>9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nch001">Bench</text:a></text:p>
          </table:table-cell>
          <table:table-cell table:style-name="ce2"/>
          <table:table-cell office:value-type="float" office:value="30">
            <text:p>30</text:p>
          </table:table-cell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nal001">Sanaldo</text:a></text:p>
          </table:table-cell>
          <table:table-cell office:value-type="string">
            <text:p>GK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afedelv001">Elvir Kafedzic</text:a></text:p>
          </table:table-cell>
          <table:table-cell office:value-type="string">
            <text:p>F,M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3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Chicago Storm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stewamat001">Matthew Stewart</text:a></text:p>
          </table:table-cell>
          <table:table-cell office:value-type="string">
            <text:p>F,M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.5">
            <text:p>23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rmstste001">Stephen Armstrong</text:a></text:p>
          </table:table-cell>
          <table:table-cell office:value-type="string">
            <text:p>M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2.5">
            <text:p>22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ariacar001">Carlos Farias</text:a></text:p>
          </table:table-cell>
          <table:table-cell office:value-type="string">
            <text:p>M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ollemar001">Mariano Bollella</text:a></text:p>
          </table:table-cell>
          <table:table-cell office:value-type="string">
            <text:p>M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8.3">
            <text:p>18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ughymar001">Mark Ughy</text:a>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nneian001">Ian Bennett</text:a></text:p>
          </table:table-cell>
          <table:table-cell office:value-type="string">
            <text:p>M,F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abin002">Fabinho</text:a></text:p>
          </table:table-cell>
          <table:table-cell office:value-type="string">
            <text:p>D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8.3">
            <text:p>18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lljoh001">John Ball</text:a></text:p>
          </table:table-cell>
          <table:table-cell office:value-type="string">
            <text:p>M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5.7">
            <text:p>25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osenand001">Andy Rosenband</text:a></text:p>
          </table:table-cell>
          <table:table-cell office:value-type="string">
            <text:p>M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.6">
            <text:p>20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vicbra001">Branko Savic</text:a></text:p>
          </table:table-cell>
          <table:table-cell office:value-type="string">
            <text:p>D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.1">
            <text:p>17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oderran001">Randy Soderman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havoben001">Benjamin Chavolla</text:a></text:p>
          </table:table-cell>
          <table:table-cell office:value-type="string">
            <text:p>F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6.7">
            <text:p>2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risschr001">Chris Brisson</text:a></text:p>
          </table:table-cell>
          <table:table-cell office:value-type="string">
            <text:p>D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.5">
            <text:p>10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igligab001">Gabriel Cigliano</text:a>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rustste001">Stephen Brust</text:a>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iveredg001">Edgar Rivera</text:a></text:p>
          </table:table-cell>
          <table:table-cell office:value-type="string">
            <text:p>F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radawa001">Awadalla Morad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ichejef001">Jeff Richey</text:a></text:p>
          </table:table-cell>
          <table:table-cell office:value-type="string">
            <text:p>G</text:p>
          </table:table-cell>
          <table:table-cell office:value-type="float" office:value="19">
            <text:p>1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nch001">Bench</text:a></text:p>
          </table:table-cell>
          <table:table-cell table:style-name="ce2"/>
          <table:table-cell office:value-type="float" office:value="30">
            <text:p>30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letzwil001">Will Kletzien</text:a></text:p>
          </table:table-cell>
          <table:table-cell office:value-type="string">
            <text:p>G,D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arkijim001">Jim Larkin</text:a></text:p>
          </table:table-cell>
          <table:table-cell office:value-type="string">
            <text:p>GK</text:p>
          </table:table-cell>
          <table:table-cell office:value-type="float" office:value="16">
            <text:p>16</text:p>
          </table:table-cell>
          <table:table-cell table:number-columns-repeated="13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3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Detroit Ignition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beasljam001">Jamar Beasley</text:a></text:p>
          </table:table-cell>
          <table:table-cell office:value-type="string">
            <text:p>M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.7">
            <text:p>23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ckrya001">Ryan Mack</text:a></text:p>
          </table:table-cell>
          <table:table-cell office:value-type="string">
            <text:p>M,F,C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8.3">
            <text:p>28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reihew001">Hewerton Moreira</text:a></text:p>
          </table:table-cell>
          <table:table-cell office:value-type="string">
            <text:p>F,G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4">
            <text:p>24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.7">
            <text:p>19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icar001">Ricardinho</text:a></text:p>
          </table:table-cell>
          <table:table-cell office:value-type="string">
            <text:p>M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8.4">
            <text:p>28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lladro001">Droo Callahan</text:a></text:p>
          </table:table-cell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.8">
            <text:p>23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reenjon001">Jonathan Greenfield</text:a></text:p>
          </table:table-cell>
          <table:table-cell office:value-type="string">
            <text:p>D,G,M,F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4">
            <text:p>14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.5">
            <text:p>17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mpswor001">Worteh Sampson</text:a></text:p>
          </table:table-cell>
          <table:table-cell office:value-type="string">
            <text:p>F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4">
            <text:p>14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1.5">
            <text:p>21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pplemic001">Michael Apple</text:a></text:p>
          </table:table-cell>
          <table:table-cell office:value-type="string">
            <text:p>F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9.5">
            <text:p>29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elaikyr001">Kyriakis Selaidopoulos</text:a></text:p>
          </table:table-cell>
          <table:table-cell office:value-type="string">
            <text:p>M,G,C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9.7">
            <text:p>19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icedou001">Doug Rice</text:a></text:p>
          </table:table-cell>
          <table:table-cell office:value-type="string">
            <text:p>M,D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oberze001">Ze Roberto</text:a></text:p>
          </table:table-cell>
          <table:table-cell office:value-type="string">
            <text:p>D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.2">
            <text:p>13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ssadvah001">Vahid Assadpour</text:a></text:p>
          </table:table-cell>
          <table:table-cell office:value-type="string">
            <text:p>F,G,M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ibsoleo001">Leo Gibson</text:a></text:p>
          </table:table-cell>
          <table:table-cell office:value-type="string">
            <text:p>F,G,D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ifejos001">Josh Rife</text:a></text:p>
          </table:table-cell>
          <table:table-cell office:value-type="string">
            <text:p>D,G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13.8">
            <text:p>13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rancabr001">Abraham Francois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johnsmat001">Matt Johnson</text:a></text:p>
          </table:table-cell>
          <table:table-cell office:value-type="string">
            <text:p>F,G,D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9.5">
            <text:p>9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raftnat001">Nate Craft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ilkezac001">Zack Wilkes</text:a></text:p>
          </table:table-cell>
          <table:table-cell office:value-type="string">
            <text:p>D,G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nch001">Bench</text:a></text:p>
          </table:table-cell>
          <table:table-cell table:style-name="ce2"/>
          <table:table-cell office:value-type="float" office:value="30">
            <text:p>30</text:p>
          </table:table-cell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edgebil001">Bill Sedgewick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altmdan001">Danny Waltman</text:a></text:p>
          </table:table-cell>
          <table:table-cell office:value-type="string">
            <text:p>G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henctom001">Tomer Chencinski</text:a></text:p>
          </table:table-cell>
          <table:table-cell office:value-type="string">
            <text:p>GK</text:p>
          </table:table-cell>
          <table:table-cell office:value-type="float" office:value="7">
            <text:p>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3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Milwaukee Wave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howesgre001">Greg Howes</text:a></text:p>
          </table:table-cell>
          <table:table-cell office:value-type="string">
            <text:p>F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eitemar002">Marcio Leite</text:a></text:p>
          </table:table-cell>
          <table:table-cell office:value-type="string">
            <text:p>F,M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2.7">
            <text:p>22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usostro001">Troy Dusosky</text:a></text:p>
          </table:table-cell>
          <table:table-cell office:value-type="string">
            <text:p>G,D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9.3">
            <text:p>19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livigiu001">Giuliano Oliviero</text:a></text:p>
          </table:table-cell>
          <table:table-cell office:value-type="string">
            <text:p>M,F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5.6">
            <text:p>35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iesnbre001">Brett Wiesner</text:a></text:p>
          </table:table-cell>
          <table:table-cell office:value-type="string">
            <text:p>M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ontamar001">Marcelo Fontana</text:a></text:p>
          </table:table-cell>
          <table:table-cell office:value-type="string">
            <text:p>M,F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2.6">
            <text:p>32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ukahwar001">Warren Ukah</text:a></text:p>
          </table:table-cell>
          <table:table-cell office:value-type="string">
            <text:p>F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herant001">Anthony Maher</text:a></text:p>
          </table:table-cell>
          <table:table-cell office:value-type="string">
            <text:p>F,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1.3">
            <text:p>21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eco001">Deco</text:a></text:p>
          </table:table-cell>
          <table:table-cell office:value-type="string">
            <text:p>D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.6">
            <text:p>19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ntojon001">Jonatan Santos</text:a></text:p>
          </table:table-cell>
          <table:table-cell office:value-type="string">
            <text:p>G,D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.8">
            <text:p>18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ibuojoe001">Joe Di Buono</text:a></text:p>
          </table:table-cell>
          <table:table-cell office:value-type="string">
            <text:p>D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ammejoe001">Joe Hammes</text:a></text:p>
          </table:table-cell>
          <table:table-cell office:value-type="string">
            <text:p>D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.2">
            <text:p>12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ckahlov001">Lovelace Ackah</text:a></text:p>
          </table:table-cell>
          <table:table-cell office:value-type="string">
            <text:p>D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ingmic001">Michael King</text:a></text:p>
          </table:table-cell>
          <table:table-cell office:value-type="string">
            <text:p>M,D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7.3">
            <text:p>27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ordotyr001">Tyrone Gordon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yegbtij001">Tijani Ayegbusi</text:a></text:p>
          </table:table-cell>
          <table:table-cell office:value-type="string">
            <text:p>D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6.7">
            <text:p>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ulleora001">Oral Bullen</text:a></text:p>
          </table:table-cell>
          <table:table-cell office:value-type="string">
            <text:p>D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.2">
            <text:p>4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eensmar001">Marcel Feenstra</text:a></text:p>
          </table:table-cell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orbenic001">Nick Vorberg</text:a></text:p>
          </table:table-cell>
          <table:table-cell office:value-type="string">
            <text:p>GK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hico001">Chico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nch001">Bench</text:a></text:p>
          </table:table-cell>
          <table:table-cell table:style-name="ce2"/>
          <table:table-cell office:value-type="float" office:value="30">
            <text:p>30</text:p>
          </table:table-cell>
          <table:table-cell table:number-columns-repeated="7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estada001">Adam West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Default"/>
        </table:table-row>
        <table:table-row table:style-name="ro1" table:number-rows-repeated="3">
          <table:table-cell table:style-name="Default" table:number-columns-repeated="18"/>
        </table:table-row>
        <table:table-row table:style-name="ro3">
          <table:table-cell table:style-name="Default" office:value-type="string">
            <text:p>Team: Monterrey La Raza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delevdin001">Dino Delevski</text:a></text:p>
          </table:table-cell>
          <table:table-cell office:value-type="string">
            <text:p>M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rtigen001">Genoni Martinez</text:a></text:p>
          </table:table-cell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66">
            <text:p>66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.4">
            <text:p>19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lvarbyr001">Byron Alvarez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.8">
            <text:p>28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ediniva001">Ivan Medina</text:a></text:p>
          </table:table-cell>
          <table:table-cell office:value-type="string">
            <text:p>M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.8">
            <text:p>19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egrevic001">Victor Negrete</text:a></text:p>
          </table:table-cell>
          <table:table-cell office:value-type="string">
            <text:p>M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9.1">
            <text:p>29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irchjos001">Jose Birche</text:a></text:p>
          </table:table-cell>
          <table:table-cell office:value-type="string">
            <text:p>D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.7">
            <text:p>17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jimenped001">Pedro Jimenez</text:a></text:p>
          </table:table-cell>
          <table:table-cell office:value-type="string">
            <text:p>M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3.4">
            <text:p>23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eranarm001">Armando Teran</text:a></text:p>
          </table:table-cell>
          <table:table-cell office:value-type="string">
            <text:p>M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.6">
            <text:p>28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quirovic001">Victor Quiroz</text:a></text:p>
          </table:table-cell>
          <table:table-cell office:value-type="string">
            <text:p>G,M,D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.2">
            <text:p>18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oriamar001">Marco Coria</text:a></text:p>
          </table:table-cell>
          <table:table-cell office:value-type="string">
            <text:p>G,D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8.4">
            <text:p>18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arediva001">Ivan Paredes</text:a>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38.5">
            <text:p>38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egagan001">Gandhi Vega</text:a>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ntivic001">Victor Santibanez</text:a></text:p>
          </table:table-cell>
          <table:table-cell office:value-type="string">
            <text:p>D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.3">
            <text:p>6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ontidie001">Diego Pontieri</text:a>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.3">
            <text:p>1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mpojor002">Jorge Campos</text:a></text:p>
          </table:table-cell>
          <table:table-cell office:value-type="string">
            <text:p>D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6.7">
            <text:p>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ilbenei001">Neil Gilbert</text:a></text:p>
          </table:table-cell>
          <table:table-cell office:value-type="string">
            <text:p>D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7.7">
            <text:p>7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opezmar001">Marco Lopez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egamar002">Marco Vega</text:a></text:p>
          </table:table-cell>
          <table:table-cell table:style-name="ce2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rechemi001">Emilio Frech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nch001">Bench</text:a></text:p>
          </table:table-cell>
          <table:table-cell table:style-name="ce2"/>
          <table:table-cell office:value-type="float" office:value="30">
            <text:p>30</text:p>
          </table:table-cell>
          <table:table-cell table:number-columns-repeated="7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teodav001">David Oteo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juarejef001">Jefte Juarez</text:a></text:p>
          </table:table-cell>
          <table:table-cell office:value-type="string">
            <text:p>GK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ichacar001">Carlos Pichardo</text:a>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onttjos001">Jose Bontti</text:a></text:p>
          </table:table-cell>
          <table:table-cell office:value-type="string">
            <text:p>G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3">
          <table:table-cell table:style-name="Default" office:value-type="string">
            <text:p>Team: New Jersey Ironmen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antondan001">Dan Antoniuk</text:a></text:p>
          </table:table-cell>
          <table:table-cell office:value-type="string">
            <text:p>F,D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5.3">
            <text:p>45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ojefre001">Frederico Moojen</text:a></text:p>
          </table:table-cell>
          <table:table-cell office:value-type="string">
            <text:p>F,G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.4">
            <text:p>32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lavalaz001">Lazo Alavanja</text:a></text:p>
          </table:table-cell>
          <table:table-cell office:value-type="string">
            <text:p>M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llemau001">Mauricio Salles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.4">
            <text:p>22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asicgor001">Goran Vasic</text:a></text:p>
          </table:table-cell>
          <table:table-cell office:value-type="string">
            <text:p>F,M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.1">
            <text:p>14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vidsha001">Shaun David</text:a></text:p>
          </table:table-cell>
          <table:table-cell office:value-type="string">
            <text:p>F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.9">
            <text:p>20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silant001">Antonio Da Silva</text:a></text:p>
          </table:table-cell>
          <table:table-cell table:style-name="ce2"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8.6">
            <text:p>28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rausjoh001">John Krause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.4">
            <text:p>19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tokiste001">Stefan Stokic</text:a></text:p>
          </table:table-cell>
          <table:table-cell office:value-type="string">
            <text:p>D,M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.1">
            <text:p>17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igui001">Tiguinho</text:a></text:p>
          </table:table-cell>
          <table:table-cell office:value-type="string">
            <text:p>F,G,M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.8">
            <text:p>18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etoosn001">Osni Neto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5.6">
            <text:p>15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neiltim001">Tim O'Neill</text:a>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2.7">
            <text:p>22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loankev001">Kevin Sloan</text:a>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.4">
            <text:p>17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osanmat001">Mateus Dos Anjos</text:a></text:p>
          </table:table-cell>
          <table:table-cell office:value-type="string">
            <text:p>D,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anteibr001">Ibrahim Kante</text:a>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johnsrya001">Ryan Johnson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9.1">
            <text:p>9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uragei001">Geison Moura</text:a>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.2">
            <text:p>18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rookgar001">Gary Brooks</text:a></text:p>
          </table:table-cell>
          <table:table-cell office:value-type="string">
            <text:p>F,M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0.5">
            <text:p>10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idourac001">Rachid Didouh</text:a>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raydon001">Donny Gray</text:a></text:p>
          </table:table-cell>
          <table:table-cell office:value-type="string">
            <text:p>D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7.7">
            <text:p>7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hermat001">Matthew Maher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8.3">
            <text:p>8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tameneb001">Nebo Stamenkovic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ljesgor001">Gordon Kljestan</text:a></text:p>
          </table:table-cell>
          <table:table-cell office:value-type="string">
            <text:p>M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3.6">
            <text:p>3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nch001">Bench</text:a></text:p>
          </table:table-cell>
          <table:table-cell table:style-name="ce2"/>
          <table:table-cell office:value-type="float" office:value="30">
            <text:p>30</text:p>
          </table:table-cell>
          <table:table-cell table:number-columns-repeated="7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lemble001">Le Clembo do Carmo</text:a></text:p>
          </table:table-cell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eolaton001">Tony Meola</text:a></text:p>
          </table:table-cell>
          <table:table-cell office:value-type="string">
            <text:p>GK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cheecra001">Craig Scheer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elfvibay001">Bayard Elfvin</text:a></text:p>
          </table:table-cell>
          <table:table-cell office:value-type="string">
            <text:p>G</text:p>
          </table:table-cell>
          <table:table-cell office:value-type="float" office:value="8">
            <text:p>8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amazomi001">Omid Namazi</text:a></text:p>
          </table:table-cell>
          <table:table-cell office:value-type="string">
            <text:p>D,M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otchjas001">Jason Hotchkin</text:a></text:p>
          </table:table-cell>
          <table:table-cell office:value-type="string">
            <text:p>G,D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Default"/>
        </table:table-row>
        <table:table-row table:style-name="ro1" table:number-rows-repeated="3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Orlando Shark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djerimio001">Miodrag Djerisilo</text:a></text:p>
          </table:table-cell>
          <table:table-cell office:value-type="string">
            <text:p>C,M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.9">
            <text:p>16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errochr001">Chris Cerroni</text:a></text:p>
          </table:table-cell>
          <table:table-cell office:value-type="string">
            <text:p>F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.5">
            <text:p>15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ottidam001">Damien Pottinger</text:a></text:p>
          </table:table-cell>
          <table:table-cell office:value-type="string">
            <text:p>M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3.5">
            <text:p>23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odrijp001">J.P. Rodrigues</text:a></text:p>
          </table:table-cell>
          <table:table-cell office:value-type="string">
            <text:p>D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allejor001">Jorge Valle</text:a></text:p>
          </table:table-cell>
          <table:table-cell office:value-type="string">
            <text:p>F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oneysha001">Shawn Boney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uizmau001">Mauricio Ruiz</text:a></text:p>
          </table:table-cell>
          <table:table-cell office:value-type="string">
            <text:p>D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9.4">
            <text:p>19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edgebil001">Bill Sedgewick</text:a></text:p>
          </table:table-cell>
          <table:table-cell office:value-type="string">
            <text:p>D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awalfel001">Felipe Lawall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asqueri001">Eric Vasquez</text:a>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9.4">
            <text:p>29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jagrodio001">Dion Jagroo</text:a>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ntomar001">Marcelo Santos</text:a>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omanain001">Ainsley Romany</text:a>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1.4">
            <text:p>21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arrisim001">Simba Harris</text:a>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ernigas001">Gaston Pernia</text:a></text:p>
          </table:table-cell>
          <table:table-cell office:value-type="string">
            <text:p>D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8.7">
            <text:p>8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edozicon001">Connally Edozien</text:a></text:p>
          </table:table-cell>
          <table:table-cell office:value-type="string">
            <text:p>F-M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uckedre001">Drew Ducker</text:a></text:p>
          </table:table-cell>
          <table:table-cell office:value-type="string">
            <text:p>F,G,M,C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.5">
            <text:p>6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elgaxav001">Xavier Delgado</text:a>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15.4">
            <text:p>15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utimat001">Matt Caution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nch001">Bench</text:a></text:p>
          </table:table-cell>
          <table:table-cell table:style-name="ce2"/>
          <table:table-cell office:value-type="float" office:value="30">
            <text:p>30</text:p>
          </table:table-cell>
          <table:table-cell table:number-columns-repeated="7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iriarant001">Antonio Iriarte</text:a></text:p>
          </table:table-cell>
          <table:table-cell office:value-type="string">
            <text:p>GK</text:p>
          </table:table-cell>
          <table:table-cell office:value-type="float" office:value="13">
            <text:p>13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eyesjoh001">John Reyes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ncyjak001">Jake Dancy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ntiant001">Anthony Santiago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agypau001">Paul Nagy</text:a></text:p>
          </table:table-cell>
          <table:table-cell office:value-type="string">
            <text:p>GK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ebbada001">Adam Webb</text:a></text:p>
          </table:table-cell>
          <table:table-cell table:style-name="ce2"/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3">
          <table:table-cell table:style-name="Default" office:value-type="string">
            <text:p>Team: Philadelphia Kixx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donatton001">Tony Donatelli</text:a></text:p>
          </table:table-cell>
          <table:table-cell office:value-type="string">
            <text:p>F,M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.7">
            <text:p>18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mbrdon002">Don D'Ambra</text:a></text:p>
          </table:table-cell>
          <table:table-cell office:value-type="string">
            <text:p>F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.7">
            <text:p>22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yerspta001">Ptah Myers</text:a></text:p>
          </table:table-cell>
          <table:table-cell office:value-type="string">
            <text:p>F,M,D,G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9.7">
            <text:p>29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rripat001">Pat Morris</text:a></text:p>
          </table:table-cell>
          <table:table-cell office:value-type="string">
            <text:p>G,D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usumjoh002">John Nusum</text:a></text:p>
          </table:table-cell>
          <table:table-cell office:value-type="string">
            <text:p>F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.2">
            <text:p>19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usiaar001">Aaron Susi</text:a></text:p>
          </table:table-cell>
          <table:table-cell office:value-type="string">
            <text:p>G,F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.4">
            <text:p>19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ivilang001">Angel Rivillo</text:a></text:p>
          </table:table-cell>
          <table:table-cell office:value-type="string">
            <text:p>M-F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.6">
            <text:p>19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teeljon001">Jonny Steele</text:a>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1.2">
            <text:p>21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aumosan001">Sandre Naumoski</text:a></text:p>
          </table:table-cell>
          <table:table-cell office:value-type="string">
            <text:p>M,F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einsrya001">Ryan Heins</text:a></text:p>
          </table:table-cell>
          <table:table-cell office:value-type="string">
            <text:p>D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stedav001">David Castellanos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1.1">
            <text:p>21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egiswen001">Wendell Regis</text:a></text:p>
          </table:table-cell>
          <table:table-cell office:value-type="string">
            <text:p>D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oppand001">Andrew Kopp</text:a></text:p>
          </table:table-cell>
          <table:table-cell office:value-type="string">
            <text:p>D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stesam001">Sammy Castellanos</text:a></text:p>
          </table:table-cell>
          <table:table-cell table:style-name="ce2"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rtocas001">Casey Barton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ackeste001">Steve Wacker</text:a>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rplnig001">Nigel Marples</text:a></text:p>
          </table:table-cell>
          <table:table-cell office:value-type="string">
            <text:p>D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9.1">
            <text:p>9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illichr001">Chris Williams</text:a></text:p>
          </table:table-cell>
          <table:table-cell office:value-type="string">
            <text:p>D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4.3">
            <text:p>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ovaknic001">Nick Hovaker</text:a></text:p>
          </table:table-cell>
          <table:table-cell office:value-type="string">
            <text:p>G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nch001">Bench</text:a></text:p>
          </table:table-cell>
          <table:table-cell table:style-name="ce2"/>
          <table:table-cell office:value-type="float" office:value="30">
            <text:p>30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appapet001">Pete Pappas</text:a></text:p>
          </table:table-cell>
          <table:table-cell office:value-type="string">
            <text:p>GK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2">06/12/2014</text:date>, <text:time>17:0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2T08:53:33</meta:creation-date>
    <meta:generator>OpenOffice.org/3.4.1$Unix OpenOffice.org_project/341m1$Build-9593</meta:generator>
    <dc:date>2014-06-12T17:00:55</dc:date>
    <meta:editing-duration>PT8H7M23S</meta:editing-duration>
    <meta:editing-cycles>2</meta:editing-cycles>
    <meta:document-statistic meta:table-count="3" meta:cell-count="22932" meta:object-count="0"/>
    <meta:user-defined meta:name=""/>
  </office:meta>
</office:document-meta>
</file>